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, Monaco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1.9028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4654in"/>
    </style:style>
    <style:style style:name="co11" style:family="table-column">
      <style:table-column-properties fo:break-before="auto" style:column-width="0.8752in"/>
    </style:style>
    <style:style style:name="co12" style:family="table-column">
      <style:table-column-properties fo:break-before="auto" style:column-width="0.2047in"/>
    </style:style>
    <style:style style:name="co13" style:family="table-column">
      <style:table-column-properties fo:break-before="auto" style:column-width="0.1783in"/>
    </style:style>
    <style:style style:name="co14" style:family="table-column">
      <style:table-column-properties fo:break-before="auto" style:column-width="1.4382in"/>
    </style:style>
    <style:style style:name="co15" style:family="table-column">
      <style:table-column-properties fo:break-before="auto" style:column-width="0.9201in"/>
    </style:style>
    <style:style style:name="co16" style:family="table-column">
      <style:table-column-properties fo:break-before="auto" style:column-width="0.2228in"/>
    </style:style>
    <style:style style:name="co17" style:family="table-column">
      <style:table-column-properties fo:break-before="auto" style:column-width="1.4736in"/>
    </style:style>
    <style:style style:name="co18" style:family="table-column">
      <style:table-column-properties fo:break-before="auto" style:column-width="0.9291in"/>
    </style:style>
    <style:style style:name="co19" style:family="table-column">
      <style:table-column-properties fo:break-before="auto" style:column-width="1.49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1.3756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2.1528in"/>
    </style:style>
    <style:style style:name="co24" style:family="table-column">
      <style:table-column-properties fo:break-before="auto" style:column-width="1.33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transparent"/>
      <style:text-properties fo:color="#158466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14" style:family="table-cell" style:parent-style-name="Default">
      <style:table-cell-properties fo:background-color="#dedce6"/>
    </style:style>
    <style:style style:name="ce15" style:family="table-cell" style:parent-style-name="Default">
      <style:table-cell-properties fo:background-color="transparent"/>
    </style:style>
    <style:style style:name="ce20" style:family="table-cell" style:parent-style-name="Default" style:data-style-name="N121"/>
    <style:style style:name="ce2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/>
      <style:text-properties style:use-window-font-color="true"/>
    </style:style>
    <style:style style:name="ce30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31" style:family="table-cell" style:parent-style-name="Default">
      <style:table-cell-properties fo:background-color="#cccccc"/>
      <style:text-properties fo:color="#808080"/>
    </style:style>
    <style:style style:name="ce32" style:family="table-cell" style:parent-style-name="Default">
      <style:table-cell-properties fo:background-color="#cccccc" fo:wrap-option="wrap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#cccccc" fo:wrap-option="wrap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#cccccc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With compiler optimization - with MMU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20" table:default-cell-style-name="Default"/>
        <table:table-column table:style-name="co21" table:default-cell-style-name="ce24"/>
        <table:table-column table:style-name="co3" table:number-columns-repeated="21" table:default-cell-style-name="Default"/>
        <table:table-row table:style-name="ro1">
          <table:table-cell table:style-name="ce6" office:value-type="string" calcext:value-type="string">
            <text:p>Mälardalen bsort100</text:p>
          </table:table-cell>
          <table:table-cell table:style-name="ce7" table:number-columns-repeated="4"/>
          <table:table-cell table:style-name="ce15" table:number-columns-repeated="2"/>
          <table:table-cell table:style-name="ce6" office:value-type="string" calcext:value-type="string">
            <text:p>Mälardalen edn</text:p>
          </table:table-cell>
          <table:table-cell table:style-name="ce7" table:number-columns-repeated="4"/>
          <table:table-cell table:style-name="ce15" table:number-columns-repeated="2"/>
          <table:table-cell table:style-name="ce6" office:value-type="string" calcext:value-type="string">
            <text:p>Linear array read</text:p>
          </table:table-cell>
          <table:table-cell table:style-name="ce7" table:number-columns-repeated="4"/>
          <table:table-cell table:style-name="ce15" table:number-columns-repeated="2"/>
          <table:table-cell table:style-name="ce6" office:value-type="string" calcext:value-type="string">
            <text:p>Linear array write</text:p>
          </table:table-cell>
          <table:table-cell table:style-name="ce7" table:number-columns-repeated="4"/>
          <table:table-cell table:style-name="ce15" table:number-columns-repeated="2"/>
          <table:table-cell table:style-name="ce6" office:value-type="string" calcext:value-type="string">
            <text:p>Linear array read</text:p>
          </table:table-cell>
          <table:table-cell table:style-name="ce7" table:number-columns-repeated="2"/>
          <table:table-cell table:style-name="ce15"/>
          <table:table-cell table:style-name="ce6" office:value-type="string" calcext:value-type="string">
            <text:p>Disparity (input 32x32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64x64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96x96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128x128)</text:p>
          </table:table-cell>
          <table:table-cell table:style-name="ce7" table:number-columns-repeated="4"/>
          <table:table-cell/>
          <table:table-cell table:style-name="ce6" office:value-type="string" calcext:value-type="string">
            <text:p>Disparity (input 160x160)</text:p>
          </table:table-cell>
          <table:table-cell table:style-name="ce7" table:number-columns-repeated="4"/>
          <table:table-cell/>
          <table:table-cell table:style-name="ce6" office:value-type="string" calcext:value-type="string">
            <text:p>Disparity (input 192x192)</text:p>
          </table:table-cell>
          <table:table-cell table:style-name="ce7" table:number-columns-repeated="4"/>
          <table:table-cell table:number-columns-repeated="3"/>
          <table:table-cell table:style-name="ce15" table:number-columns-repeated="2"/>
          <table:table-cell table:style-name="ce6" office:value-type="string" calcext:value-type="string">
            <text:p>Random array write</text:p>
          </table:table-cell>
          <table:table-cell table:style-name="ce15" table:number-columns-repeated="3"/>
          <table:table-cell table:style-name="ce25"/>
          <table:table-cell table:style-name="ce15" table:number-columns-repeated="2"/>
          <table:table-cell table:style-name="ce6" office:value-type="string" calcext:value-type="string">
            <text:p>Random array write</text:p>
          </table:table-cell>
          <table:table-cell table:style-name="ce15" table:number-columns-repeated="4"/>
        </table:table-row>
        <table:table-row table:style-name="ro2">
          <table:table-cell table:style-name="ce7" table:number-columns-repeated="5"/>
          <table:table-cell table:style-name="ce15" table:number-columns-repeated="2"/>
          <table:table-cell table:style-name="ce7" table:number-columns-repeated="5"/>
          <table:table-cell table:style-name="ce15" table:number-columns-repeated="2"/>
          <table:table-cell table:style-name="ce7" table:number-columns-repeated="5"/>
          <table:table-cell table:style-name="ce15" table:number-columns-repeated="2"/>
          <table:table-cell table:style-name="ce7" table:number-columns-repeated="5"/>
          <table:table-cell table:style-name="ce15" table:number-columns-repeated="2"/>
          <table:table-cell table:style-name="ce7" table:number-columns-repeated="3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  <table:table-cell table:number-columns-repeated="3"/>
          <table:table-cell table:style-name="ce15" table:number-columns-repeated="6"/>
          <table:table-cell table:style-name="ce25"/>
          <table:table-cell table:style-name="ce15" table:number-columns-repeated="7"/>
        </table:table-row>
        <table:table-row table:style-name="ro2"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read/writeattack linear array read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5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3"/>
          <table:table-cell table:style-name="ce26"/>
          <table:table-cell table:number-columns-repeated="2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3"/>
          <table:table-cell table:style-name="ce30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128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3" calcext:value-type="float">
            <text:p>233</text:p>
          </table:table-cell>
          <table:table-cell office:value-type="float" office:value="2333" calcext:value-type="float">
            <text:p>2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33" calcext:value-type="float">
            <text:p>333</text:p>
          </table:table-cell>
          <table:table-cell office:value-type="float" office:value="3333" calcext:value-type="float">
            <text:p>3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3" calcext:value-type="float">
            <text:p>433</text:p>
          </table:table-cell>
          <table:table-cell office:value-type="float" office:value="4333" calcext:value-type="float">
            <text:p>4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/>
          <table:table-cell table:style-name="Default"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3" calcext:value-type="float">
            <text:p>733</text:p>
          </table:table-cell>
          <table:table-cell office:value-type="float" office:value="7333" calcext:value-type="float">
            <text:p>7333</text:p>
          </table:table-cell>
          <table:table-cell table:number-columns-repeated="5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3" calcext:value-type="float">
            <text:p>633</text:p>
          </table:table-cell>
          <table:table-cell table:style-name="ce25" office:value-type="float" office:value="6333" calcext:value-type="float">
            <text:p>6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3" calcext:value-type="float">
            <text:p>633</text:p>
          </table:table-cell>
          <table:table-cell table:style-name="ce31" office:value-type="float" office:value="6333" calcext:value-type="float">
            <text:p>6333</text:p>
          </table:table-cell>
        </table:table-row>
        <table:table-row table:style-name="ro2">
          <table:table-cell office:value-type="string" calcext:value-type="string">
            <text:p>Median (cycles)</text:p>
          </table:table-cell>
          <table:table-cell table:style-name="ce3" office:value-type="float" office:value="54846" calcext:value-type="float">
            <text:p>54846</text:p>
          </table:table-cell>
          <table:table-cell table:style-name="ce3" office:value-type="float" office:value="54727" calcext:value-type="float">
            <text:p>54727</text:p>
          </table:table-cell>
          <table:table-cell table:style-name="ce3" office:value-type="float" office:value="55038" calcext:value-type="float">
            <text:p>55038</text:p>
          </table:table-cell>
          <table:table-cell table:style-name="ce3" office:value-type="float" office:value="55467" calcext:value-type="float">
            <text:p>55467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7064.5" calcext:value-type="float">
            <text:p>37064.5</text:p>
          </table:table-cell>
          <table:table-cell table:style-name="ce3" office:value-type="float" office:value="37488" calcext:value-type="float">
            <text:p>37488</text:p>
          </table:table-cell>
          <table:table-cell table:style-name="ce3" office:value-type="float" office:value="38184" calcext:value-type="float">
            <text:p>38184</text:p>
          </table:table-cell>
          <table:table-cell table:style-name="ce3" office:value-type="float" office:value="39456" calcext:value-type="float">
            <text:p>39456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8796133" calcext:value-type="float">
            <text:p>8796133</text:p>
          </table:table-cell>
          <table:table-cell table:style-name="ce3" office:value-type="float" office:value="11877134" calcext:value-type="float">
            <text:p>11877134</text:p>
          </table:table-cell>
          <table:table-cell table:style-name="ce3" office:value-type="float" office:value="16764860.5" calcext:value-type="float">
            <text:p>16764860.5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1384006" calcext:value-type="float">
            <text:p>11384006</text:p>
          </table:table-cell>
          <table:table-cell table:style-name="ce3" office:value-type="float" office:value="14784933" calcext:value-type="float">
            <text:p>14784933</text:p>
          </table:table-cell>
          <table:table-cell table:style-name="ce3" office:value-type="float" office:value="22968724" calcext:value-type="float">
            <text:p>22968724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20456.5" calcext:value-type="float">
            <text:p>120456.5</text:p>
          </table:table-cell>
          <table:table-cell table:style-name="ce3" office:value-type="float" office:value="179462" calcext:value-type="float">
            <text:p>179462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676148" calcext:value-type="float">
            <text:p>676148</text:p>
          </table:table-cell>
          <table:table-cell table:style-name="ce3" office:value-type="float" office:value="693666.5" calcext:value-type="float">
            <text:p>693666.5</text:p>
          </table:table-cell>
          <table:table-cell table:style-name="ce3" office:value-type="float" office:value="739389" calcext:value-type="float">
            <text:p>739389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2575906.5" calcext:value-type="float">
            <text:p>2575906.5</text:p>
          </table:table-cell>
          <table:table-cell table:style-name="ce3" office:value-type="float" office:value="2755635.5" calcext:value-type="float">
            <text:p>2755635.5</text:p>
          </table:table-cell>
          <table:table-cell table:style-name="ce3" office:value-type="float" office:value="3325560" calcext:value-type="float">
            <text:p>3325560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5533211" calcext:value-type="float">
            <text:p>5533211</text:p>
          </table:table-cell>
          <table:table-cell table:style-name="ce3" office:value-type="float" office:value="5980720" calcext:value-type="float">
            <text:p>5980720</text:p>
          </table:table-cell>
          <table:table-cell table:style-name="ce3" office:value-type="float" office:value="6650630" calcext:value-type="float">
            <text:p>6650630</text:p>
          </table:table-cell>
          <table:table-cell table:style-name="ce3" office:value-type="float" office:value="8236699" calcext:value-type="float">
            <text:p>8236699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0132940" calcext:value-type="float">
            <text:p>10132940</text:p>
          </table:table-cell>
          <table:table-cell table:style-name="ce3" office:value-type="float" office:value="11403238" calcext:value-type="float">
            <text:p>11403238</text:p>
          </table:table-cell>
          <table:table-cell table:style-name="ce3" office:value-type="float" office:value="13043151" calcext:value-type="float">
            <text:p>13043151</text:p>
          </table:table-cell>
          <table:table-cell table:style-name="ce3" office:value-type="float" office:value="16754124" calcext:value-type="float">
            <text:p>16754124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19607965" calcext:value-type="float">
            <text:p>19607965</text:p>
          </table:table-cell>
          <table:table-cell table:style-name="ce3" office:value-type="float" office:value="23251215" calcext:value-type="float">
            <text:p>23251215</text:p>
          </table:table-cell>
          <table:table-cell table:style-name="ce3" office:value-type="float" office:value="30280077" calcext:value-type="float">
            <text:p>30280077</text:p>
          </table:table-cell>
          <table:table-cell/>
          <table:table-cell table:style-name="Default" office:value-type="string" calcext:value-type="string">
            <text:p>Median (cycles)</text:p>
          </table:table-cell>
          <table:table-cell table:style-name="ce3" office:value-type="float" office:value="25206807" calcext:value-type="float">
            <text:p>25206807</text:p>
          </table:table-cell>
          <table:table-cell table:style-name="ce3" office:value-type="float" office:value="29809978" calcext:value-type="float">
            <text:p>29809978</text:p>
          </table:table-cell>
          <table:table-cell table:style-name="ce3" office:value-type="float" office:value="36377484.5" calcext:value-type="float">
            <text:p>36377484.5</text:p>
          </table:table-cell>
          <table:table-cell table:style-name="ce3" office:value-type="float" office:value="47767577" calcext:value-type="float">
            <text:p>47767577</text:p>
          </table:table-cell>
          <table:table-cell table:number-columns-repeated="5"/>
          <table:table-cell office:value-type="string" calcext:value-type="string">
            <text:p>Median (cycles)</text:p>
          </table:table-cell>
          <table:table-cell table:style-name="ce3" office:value-type="float" office:value="53620689" calcext:value-type="float">
            <text:p>53620689</text:p>
          </table:table-cell>
          <table:table-cell table:style-name="ce3" office:value-type="float" office:value="72313678" calcext:value-type="float">
            <text:p>72313678</text:p>
          </table:table-cell>
          <table:table-cell table:style-name="ce3" office:value-type="float" office:value="93674773" calcext:value-type="float">
            <text:p>93674773</text:p>
          </table:table-cell>
          <table:table-cell table:style-name="ce3" office:value-type="float" office:value="116562613" calcext:value-type="float">
            <text:p>116562613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07528958" calcext:value-type="float">
            <text:p>107528958</text:p>
          </table:table-cell>
          <table:table-cell table:style-name="ce3" office:value-type="float" office:value="145286306" calcext:value-type="float">
            <text:p>145286306</text:p>
          </table:table-cell>
          <table:table-cell table:style-name="ce3" office:value-type="float" office:value="188184672" calcext:value-type="float">
            <text:p>188184672</text:p>
          </table:table-cell>
          <table:table-cell table:style-name="ce3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8]/[.B6]" office:value-type="float" office:value="1.07710680815374" calcext:value-type="float">
            <text:p>1.08</text:p>
          </table:table-cell>
          <table:table-cell table:style-name="ce4" table:formula="of:=[.C8]/[.C6]" office:value-type="float" office:value="1.04732581723829" calcext:value-type="float">
            <text:p>1.05</text:p>
          </table:table-cell>
          <table:table-cell table:style-name="ce4" table:formula="of:=[.D8]/[.D6]" office:value-type="float" office:value="1.05299974563029" calcext:value-type="float">
            <text:p>1.05</text:p>
          </table:table-cell>
          <table:table-cell table:style-name="ce4" table:formula="of:=[.E8]/[.E6]" office:value-type="float" office:value="1.0639299042674" calcext:value-type="float">
            <text:p>1.06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8]/[.I6]" office:value-type="float" office:value="1.00638076866004" calcext:value-type="float">
            <text:p>1.01</text:p>
          </table:table-cell>
          <table:table-cell table:style-name="ce4" table:formula="of:=[.J8]/[.J6]" office:value-type="float" office:value="1.02256722151088" calcext:value-type="float">
            <text:p>1.02</text:p>
          </table:table-cell>
          <table:table-cell table:style-name="ce4" table:formula="of:=[.K8]/[.K6]" office:value-type="float" office:value="1.04758537607375" calcext:value-type="float">
            <text:p>1.05</text:p>
          </table:table-cell>
          <table:table-cell table:style-name="ce4" table:formula="of:=[.L8]/[.L6]" office:value-type="float" office:value="1.08946674776967" calcext:value-type="float">
            <text:p>1.09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P8]/[.P6]" office:value-type="float" office:value="1.00026398653983" calcext:value-type="float">
            <text:p>1.00</text:p>
          </table:table-cell>
          <table:table-cell table:style-name="ce4" table:formula="of:=[.Q8]/[.Q6]" office:value-type="float" office:value="1.0041536434249" calcext:value-type="float">
            <text:p>1.00</text:p>
          </table:table-cell>
          <table:table-cell table:style-name="ce4" table:formula="of:=[.R8]/[.R6]" office:value-type="float" office:value="1.25957844712369" calcext:value-type="float">
            <text:p>1.26</text:p>
          </table:table-cell>
          <table:table-cell table:style-name="ce4" table:formula="of:=[.S8]/[.S6]" office:value-type="float" office:value="1.50305712355913" calcext:value-type="float">
            <text:p>1.50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W8]/[.W6]" office:value-type="float" office:value="1.00865674775744" calcext:value-type="float">
            <text:p>1.01</text:p>
          </table:table-cell>
          <table:table-cell table:style-name="ce4" table:formula="of:=[.X8]/[.X6]" office:value-type="float" office:value="1.0432354831858" calcext:value-type="float">
            <text:p>1.04</text:p>
          </table:table-cell>
          <table:table-cell table:style-name="ce4" table:formula="of:=[.Y8]/[.Y6]" office:value-type="float" office:value="1.42133927830447" calcext:value-type="float">
            <text:p>1.42</text:p>
          </table:table-cell>
          <table:table-cell table:style-name="ce4" table:formula="of:=[.Z8]/[.Z6]" office:value-type="float" office:value="1.21535092676459" calcext:value-type="float">
            <text:p>1.22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AD8]/[.AD6]" office:value-type="float" office:value="1.00234524496395" calcext:value-type="float">
            <text:p>1.00</text:p>
          </table:table-cell>
          <table:table-cell table:style-name="ce4" table:formula="of:=[.AE8]/[.AE6]" office:value-type="float" office:value="1.67368579420713" calcext:value-type="float">
            <text:p>1.6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H8]/[.AH6]" office:value-type="float" office:value="1.00853613371086" calcext:value-type="float">
            <text:p>1.009</text:p>
          </table:table-cell>
          <table:table-cell table:style-name="ce23" table:formula="of:=[.AI8]/[.AI6]" office:value-type="float" office:value="1.00984399865118" calcext:value-type="float">
            <text:p>1.010</text:p>
          </table:table-cell>
          <table:table-cell table:style-name="ce23" table:formula="of:=[.AJ8]/[.AJ6]" office:value-type="float" office:value="1.01106655720004" calcext:value-type="float">
            <text:p>1.011</text:p>
          </table:table-cell>
          <table:table-cell table:style-name="ce23" table:formula="of:=[.AK8]/[.AK6]" office:value-type="float" office:value="1.04820872368942" calcext:value-type="float">
            <text:p>1.04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N8]/[.AN6]" office:value-type="float" office:value="1.00565323425787" calcext:value-type="float">
            <text:p>1.006</text:p>
          </table:table-cell>
          <table:table-cell table:style-name="ce23" table:formula="of:=[.AO8]/[.AO6]" office:value-type="float" office:value="1.00810996051293" calcext:value-type="float">
            <text:p>1.008</text:p>
          </table:table-cell>
          <table:table-cell table:style-name="ce23" table:formula="of:=[.AP8]/[.AP6]" office:value-type="float" office:value="1.01934707982968" calcext:value-type="float">
            <text:p>1.019</text:p>
          </table:table-cell>
          <table:table-cell table:style-name="ce23" table:formula="of:=[.AQ8]/[.AQ6]" office:value-type="float" office:value="1.04648239694969" calcext:value-type="float">
            <text:p>1.046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T8]/[.AT6]" office:value-type="float" office:value="1.00377610758021" calcext:value-type="float">
            <text:p>1.004</text:p>
          </table:table-cell>
          <table:table-cell table:style-name="ce23" table:formula="of:=[.AU8]/[.AU6]" office:value-type="float" office:value="1.00665521876965" calcext:value-type="float">
            <text:p>1.007</text:p>
          </table:table-cell>
          <table:table-cell table:style-name="ce23" table:formula="of:=[.AV8]/[.AV6]" office:value-type="float" office:value="1.0165770761567" calcext:value-type="float">
            <text:p>1.017</text:p>
          </table:table-cell>
          <table:table-cell table:style-name="ce23" table:formula="of:=[.AW8]/[.AW6]" office:value-type="float" office:value="1.03659475719581" calcext:value-type="float">
            <text:p>1.03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Z8]/[.AZ6]" office:value-type="float" office:value="1.00483028617558" calcext:value-type="float">
            <text:p>1.005</text:p>
          </table:table-cell>
          <table:table-cell table:style-name="ce23" table:formula="of:=[.BA8]/[.BA6]" office:value-type="float" office:value="1.00681525721028" calcext:value-type="float">
            <text:p>1.007</text:p>
          </table:table-cell>
          <table:table-cell table:style-name="ce23" table:formula="of:=[.BB8]/[.BB6]" office:value-type="float" office:value="1.02507476912596" calcext:value-type="float">
            <text:p>1.025</text:p>
          </table:table-cell>
          <table:table-cell table:style-name="ce23" table:formula="of:=[.BC8]/[.BC6]" office:value-type="float" office:value="1.03935956305445" calcext:value-type="float">
            <text:p>1.039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F8]/[.BF6]" office:value-type="float" office:value="1.00800307292264" calcext:value-type="float">
            <text:p>1.008</text:p>
          </table:table-cell>
          <table:table-cell table:style-name="ce23" table:formula="of:=[.BG8]/[.BG6]" office:value-type="float" office:value="1.01014174596905" calcext:value-type="float">
            <text:p>1.010</text:p>
          </table:table-cell>
          <table:table-cell table:style-name="ce23" table:formula="of:=[.BH8]/[.BH6]" office:value-type="float" office:value="1.02000833074745" calcext:value-type="float">
            <text:p>1.020</text:p>
          </table:table-cell>
          <table:table-cell table:style-name="ce23" table:formula="of:=[.BI8]/[.BI6]" office:value-type="float" office:value="1.03059391163371" calcext:value-type="float">
            <text:p>1.031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L8]/[.BL6]" office:value-type="float" office:value="1.00731651573323" calcext:value-type="float">
            <text:p>1.007</text:p>
          </table:table-cell>
          <table:table-cell table:style-name="ce23" table:formula="of:=[.BM8]/[.BM6]" office:value-type="float" office:value="1.00933707498878" calcext:value-type="float">
            <text:p>1.009</text:p>
          </table:table-cell>
          <table:table-cell table:style-name="ce23" table:formula="of:=[.BN8]/[.BN6]" office:value-type="float" office:value="1.02614679143084" calcext:value-type="float">
            <text:p>1.026</text:p>
          </table:table-cell>
          <table:table-cell table:style-name="ce23" table:formula="of:=[.BO8]/[.BO6]" office:value-type="float" office:value="1.01678188533616" calcext:value-type="float">
            <text:p>1.017</text:p>
          </table:table-cell>
          <table:table-cell table:number-columns-repeated="5"/>
          <table:table-cell table:style-name="ce2" office:value-type="string" calcext:value-type="string">
            <text:p>times x = WCET</text:p>
          </table:table-cell>
          <table:table-cell table:style-name="ce4" table:formula="of:=[.BV8]/[.BV6]" office:value-type="float" office:value="1.00307696531091" calcext:value-type="float">
            <text:p>1.00</text:p>
          </table:table-cell>
          <table:table-cell table:style-name="ce4" table:formula="of:=[.BW8]/[.BW6]" office:value-type="float" office:value="1.00139862890116" calcext:value-type="float">
            <text:p>1.00</text:p>
          </table:table-cell>
          <table:table-cell table:style-name="ce4" table:formula="of:=[.BX8]/[.BX6]" office:value-type="float" office:value="1.01319097938994" calcext:value-type="float">
            <text:p>1.01</text:p>
          </table:table-cell>
          <table:table-cell table:style-name="ce28" table:formula="of:=[.BY8]/[.BY6]" office:value-type="float" office:value="1.01057989322871" calcext:value-type="float">
            <text:p>1.01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CC8]/[.CC6]" office:value-type="float" office:value="1.00062405514987" calcext:value-type="float">
            <text:p>1.00</text:p>
          </table:table-cell>
          <table:table-cell table:style-name="ce4" table:formula="of:=[.CD8]/[.CD6]" office:value-type="float" office:value="1.00432504629858" calcext:value-type="float">
            <text:p>1.00</text:p>
          </table:table-cell>
          <table:table-cell table:style-name="ce4" table:formula="of:=[.CE8]/[.CE6]" office:value-type="float" office:value="1.00891713964887" calcext:value-type="float">
            <text:p>1.01</text:p>
          </table:table-cell>
          <table:table-cell table:style-name="ce33" table:formula="of:=[.CF8]/[.CF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WCET</text:p>
          </table:table-cell>
          <table:table-cell table:style-name="ce3" office:value-type="float" office:value="59075" calcext:value-type="float">
            <text:p>59075</text:p>
          </table:table-cell>
          <table:table-cell table:style-name="ce3" office:value-type="float" office:value="57317" calcext:value-type="float">
            <text:p>57317</text:p>
          </table:table-cell>
          <table:table-cell table:style-name="ce3" office:value-type="float" office:value="57955" calcext:value-type="float">
            <text:p>57955</text:p>
          </table:table-cell>
          <table:table-cell table:style-name="ce3" office:value-type="float" office:value="59013" calcext:value-type="float">
            <text:p>5901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7301" calcext:value-type="float">
            <text:p>37301</text:p>
          </table:table-cell>
          <table:table-cell table:style-name="ce3" office:value-type="float" office:value="38334" calcext:value-type="float">
            <text:p>38334</text:p>
          </table:table-cell>
          <table:table-cell table:style-name="ce3" office:value-type="float" office:value="40001" calcext:value-type="float">
            <text:p>40001</text:p>
          </table:table-cell>
          <table:table-cell table:style-name="ce3" office:value-type="float" office:value="42986" calcext:value-type="float">
            <text:p>42986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3" office:value-type="float" office:value="8832669" calcext:value-type="float">
            <text:p>8832669</text:p>
          </table:table-cell>
          <table:table-cell table:style-name="ce3" office:value-type="float" office:value="14960182" calcext:value-type="float">
            <text:p>14960182</text:p>
          </table:table-cell>
          <table:table-cell table:style-name="ce3" office:value-type="float" office:value="25198543" calcext:value-type="float">
            <text:p>2519854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11876199" calcext:value-type="float">
            <text:p>11876199</text:p>
          </table:table-cell>
          <table:table-cell table:style-name="ce3" office:value-type="float" office:value="21014406" calcext:value-type="float">
            <text:p>21014406</text:p>
          </table:table-cell>
          <table:table-cell table:style-name="ce3" office:value-type="float" office:value="27915060" calcext:value-type="float">
            <text:p>27915060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20739" calcext:value-type="float">
            <text:p>120739</text:p>
          </table:table-cell>
          <table:table-cell table:style-name="ce3" office:value-type="float" office:value="300363" calcext:value-type="float">
            <text:p>300363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3" office:value-type="float" office:value="682804" calcext:value-type="float">
            <text:p>682804</text:p>
          </table:table-cell>
          <table:table-cell table:style-name="ce3" office:value-type="float" office:value="701343" calcext:value-type="float">
            <text:p>701343</text:p>
          </table:table-cell>
          <table:table-cell table:style-name="ce3" office:value-type="float" office:value="775034" calcext:value-type="float">
            <text:p>775034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3" office:value-type="float" office:value="2596797" calcext:value-type="float">
            <text:p>2596797</text:p>
          </table:table-cell>
          <table:table-cell table:style-name="ce3" office:value-type="float" office:value="2808949" calcext:value-type="float">
            <text:p>2808949</text:p>
          </table:table-cell>
          <table:table-cell table:style-name="ce3" office:value-type="float" office:value="3480140" calcext:value-type="float">
            <text:p>3480140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5554105" calcext:value-type="float">
            <text:p>5554105</text:p>
          </table:table-cell>
          <table:table-cell table:style-name="ce3" office:value-type="float" office:value="6020523" calcext:value-type="float">
            <text:p>6020523</text:p>
          </table:table-cell>
          <table:table-cell table:style-name="ce3" office:value-type="float" office:value="6760878" calcext:value-type="float">
            <text:p>6760878</text:p>
          </table:table-cell>
          <table:table-cell table:style-name="ce3" office:value-type="float" office:value="8538119" calcext:value-type="float">
            <text:p>8538119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0181885" calcext:value-type="float">
            <text:p>10181885</text:p>
          </table:table-cell>
          <table:table-cell table:style-name="ce3" office:value-type="float" office:value="11480954" calcext:value-type="float">
            <text:p>11480954</text:p>
          </table:table-cell>
          <table:table-cell table:style-name="ce3" office:value-type="float" office:value="13370205" calcext:value-type="float">
            <text:p>13370205</text:p>
          </table:table-cell>
          <table:table-cell table:style-name="ce3" office:value-type="float" office:value="17413559" calcext:value-type="float">
            <text:p>17413559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3" office:value-type="float" office:value="19806824" calcext:value-type="float">
            <text:p>19806824</text:p>
          </table:table-cell>
          <table:table-cell table:style-name="ce3" office:value-type="float" office:value="23716433" calcext:value-type="float">
            <text:p>23716433</text:p>
          </table:table-cell>
          <table:table-cell table:style-name="ce3" office:value-type="float" office:value="31206463" calcext:value-type="float">
            <text:p>31206463</text:p>
          </table:table-cell>
          <table:table-cell/>
          <table:table-cell table:style-name="Default" office:value-type="string" calcext:value-type="string">
            <text:p>WCET</text:p>
          </table:table-cell>
          <table:table-cell table:style-name="ce3" office:value-type="float" office:value="25391233" calcext:value-type="float">
            <text:p>25391233</text:p>
          </table:table-cell>
          <table:table-cell table:style-name="ce3" office:value-type="float" office:value="30088316" calcext:value-type="float">
            <text:p>30088316</text:p>
          </table:table-cell>
          <table:table-cell table:style-name="ce3" office:value-type="float" office:value="37328639" calcext:value-type="float">
            <text:p>37328639</text:p>
          </table:table-cell>
          <table:table-cell table:style-name="ce3" office:value-type="float" office:value="48569207" calcext:value-type="float">
            <text:p>48569207</text:p>
          </table:table-cell>
          <table:table-cell table:number-columns-repeated="5"/>
          <table:table-cell office:value-type="string" calcext:value-type="string">
            <text:p>WCET</text:p>
          </table:table-cell>
          <table:table-cell table:style-name="ce3" office:value-type="float" office:value="53785678" calcext:value-type="float">
            <text:p>53785678</text:p>
          </table:table-cell>
          <table:table-cell table:style-name="ce3" office:value-type="float" office:value="72414818" calcext:value-type="float">
            <text:p>72414818</text:p>
          </table:table-cell>
          <table:table-cell table:style-name="ce3" office:value-type="float" office:value="94910435" calcext:value-type="float">
            <text:p>94910435</text:p>
          </table:table-cell>
          <table:table-cell table:style-name="ce3" office:value-type="float" office:value="117795833" calcext:value-type="float">
            <text:p>11779583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07596062" calcext:value-type="float">
            <text:p>107596062</text:p>
          </table:table-cell>
          <table:table-cell table:style-name="ce3" office:value-type="float" office:value="145914676" calcext:value-type="float">
            <text:p>145914676</text:p>
          </table:table-cell>
          <table:table-cell table:style-name="ce3" office:value-type="float" office:value="189862741" calcext:value-type="float">
            <text:p>189862741</text:p>
          </table:table-cell>
          <table:table-cell table:style-name="ce3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8]/[.$B8]" office:value-type="float" office:value="1" calcext:value-type="float">
            <text:p>1.00</text:p>
          </table:table-cell>
          <table:table-cell table:style-name="ce5" table:formula="of:=[.C8]/[.$B8]" office:value-type="float" office:value="0.970241218789674" calcext:value-type="float">
            <text:p>0.97</text:p>
          </table:table-cell>
          <table:table-cell table:style-name="ce5" table:formula="of:=[.D8]/[.$B8]" office:value-type="float" office:value="0.98104104951333" calcext:value-type="float">
            <text:p>0.98</text:p>
          </table:table-cell>
          <table:table-cell table:style-name="ce5" table:formula="of:=[.E8]/[.$B8]" office:value-type="float" office:value="0.998950486669488" calcext:value-type="float">
            <text:p>1.0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8]/[.$I8]" office:value-type="float" office:value="1" calcext:value-type="float">
            <text:p>1.00</text:p>
          </table:table-cell>
          <table:table-cell table:style-name="ce5" table:formula="of:=[.J8]/[.$I8]" office:value-type="float" office:value="1.02769362751669" calcext:value-type="float">
            <text:p>1.03</text:p>
          </table:table-cell>
          <table:table-cell table:style-name="ce5" table:formula="of:=[.K8]/[.$I8]" office:value-type="float" office:value="1.07238411838825" calcext:value-type="float">
            <text:p>1.07</text:p>
          </table:table-cell>
          <table:table-cell table:style-name="ce5" table:formula="of:=[.L8]/[.$I8]" office:value-type="float" office:value="1.15240878260636" calcext:value-type="float">
            <text:p>1.15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P8]/[.$P8]" office:value-type="float" office:value="1" calcext:value-type="float">
            <text:p>1.00</text:p>
          </table:table-cell>
          <table:table-cell table:style-name="ce5" table:formula="of:=[.Q8]/[.$P8]" office:value-type="float" office:value="1.15629481661247" calcext:value-type="float">
            <text:p>1.16</text:p>
          </table:table-cell>
          <table:table-cell table:style-name="ce5" table:formula="of:=[.R8]/[.$P8]" office:value-type="float" office:value="1.9584545625087" calcext:value-type="float">
            <text:p>1.96</text:p>
          </table:table-cell>
          <table:table-cell table:style-name="ce5" table:formula="of:=[.S8]/[.$P8]" office:value-type="float" office:value="3.29877012906137" calcext:value-type="float">
            <text:p>3.3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W8]/[.$W8]" office:value-type="float" office:value="1" calcext:value-type="float">
            <text:p>1.00</text:p>
          </table:table-cell>
          <table:table-cell table:style-name="ce5" table:formula="of:=[.X8]/[.$W8]" office:value-type="float" office:value="0.917706461562143" calcext:value-type="float">
            <text:p>0.92</text:p>
          </table:table-cell>
          <table:table-cell table:style-name="ce5" table:formula="of:=[.Y8]/[.$W8]" office:value-type="float" office:value="1.62384077364233" calcext:value-type="float">
            <text:p>1.62</text:p>
          </table:table-cell>
          <table:table-cell table:style-name="ce5" table:formula="of:=[.Z8]/[.$W8]" office:value-type="float" office:value="2.15707322998671" calcext:value-type="float">
            <text:p>2.16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AD8]/[.$AD8]" office:value-type="float" office:value="1" calcext:value-type="float">
            <text:p>1.00</text:p>
          </table:table-cell>
          <table:table-cell table:style-name="ce5" table:formula="of:=[.AE8]/[.$AD8]" office:value-type="float" office:value="2.48770488408882" calcext:value-type="float">
            <text:p>2.49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H8]/[.$AH8]" office:value-type="float" office:value="1" calcext:value-type="float">
            <text:p>1.000</text:p>
          </table:table-cell>
          <table:table-cell table:style-name="ce20" table:formula="of:=[.AI8]/[.$AH8]" office:value-type="float" office:value="1.01105221073829" calcext:value-type="float">
            <text:p>1.011</text:p>
          </table:table-cell>
          <table:table-cell table:style-name="ce20" table:formula="of:=[.AJ8]/[.$AH8]" office:value-type="float" office:value="1.03850356857287" calcext:value-type="float">
            <text:p>1.039</text:p>
          </table:table-cell>
          <table:table-cell table:style-name="ce20" table:formula="of:=[.AK8]/[.$AH8]" office:value-type="float" office:value="1.14762045784346" calcext:value-type="float">
            <text:p>1.14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N8]/[.$AN8]" office:value-type="float" office:value="1" calcext:value-type="float">
            <text:p>1.000</text:p>
          </table:table-cell>
          <table:table-cell table:style-name="ce20" table:formula="of:=[.AO8]/[.$AN8]" office:value-type="float" office:value="1.04643563494635" calcext:value-type="float">
            <text:p>1.046</text:p>
          </table:table-cell>
          <table:table-cell table:style-name="ce20" table:formula="of:=[.AP8]/[.$AN8]" office:value-type="float" office:value="1.13192688159564" calcext:value-type="float">
            <text:p>1.132</text:p>
          </table:table-cell>
          <table:table-cell table:style-name="ce20" table:formula="of:=[.AQ8]/[.$AN8]" office:value-type="float" office:value="1.40239784265084" calcext:value-type="float">
            <text:p>1.40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T8]/[.$AT8]" office:value-type="float" office:value="1" calcext:value-type="float">
            <text:p>1.000</text:p>
          </table:table-cell>
          <table:table-cell table:style-name="ce20" table:formula="of:=[.AU8]/[.$AT8]" office:value-type="float" office:value="1.08397716643816" calcext:value-type="float">
            <text:p>1.084</text:p>
          </table:table-cell>
          <table:table-cell table:style-name="ce20" table:formula="of:=[.AV8]/[.$AT8]" office:value-type="float" office:value="1.21727587072985" calcext:value-type="float">
            <text:p>1.217</text:p>
          </table:table-cell>
          <table:table-cell table:style-name="ce20" table:formula="of:=[.AW8]/[.$AT8]" office:value-type="float" office:value="1.5372627993169" calcext:value-type="float">
            <text:p>1.537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Z8]/[.$AZ8]" office:value-type="float" office:value="1" calcext:value-type="float">
            <text:p>1.000</text:p>
          </table:table-cell>
          <table:table-cell table:style-name="ce20" table:formula="of:=[.BA8]/[.$AZ8]" office:value-type="float" office:value="1.1275862966435" calcext:value-type="float">
            <text:p>1.128</text:p>
          </table:table-cell>
          <table:table-cell table:style-name="ce20" table:formula="of:=[.BB8]/[.$AZ8]" office:value-type="float" office:value="1.31313651647018" calcext:value-type="float">
            <text:p>1.313</text:p>
          </table:table-cell>
          <table:table-cell table:style-name="ce20" table:formula="of:=[.BC8]/[.$AZ8]" office:value-type="float" office:value="1.71024903541928" calcext:value-type="float">
            <text:p>1.71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BF8]/[.$BF8]" office:value-type="float" office:value="1" calcext:value-type="float">
            <text:p>1.000</text:p>
          </table:table-cell>
          <table:table-cell table:style-name="ce20" table:formula="of:=[.BG8]/[.$BF8]" office:value-type="float" office:value="1.14515247337383" calcext:value-type="float">
            <text:p>1.145</text:p>
          </table:table-cell>
          <table:table-cell table:style-name="ce20" table:formula="of:=[.BH8]/[.$BF8]" office:value-type="float" office:value="1.3711906517448" calcext:value-type="float">
            <text:p>1.371</text:p>
          </table:table-cell>
          <table:table-cell table:style-name="ce20" table:formula="of:=[.BI8]/[.$BF8]" office:value-type="float" office:value="1.80423465618207" calcext:value-type="float">
            <text:p>1.804</text:p>
          </table:table-cell>
          <table:table-cell/>
          <table:table-cell table:style-name="Default" office:value-type="string" calcext:value-type="string">
            <text:p>Slowdown factor</text:p>
          </table:table-cell>
          <table:table-cell table:style-name="ce20" table:formula="of:=[.BL8]/[.$BL8]" office:value-type="float" office:value="1" calcext:value-type="float">
            <text:p>1.000</text:p>
          </table:table-cell>
          <table:table-cell table:style-name="ce20" table:formula="of:=[.BM8]/[.$BL8]" office:value-type="float" office:value="1.18498837768138" calcext:value-type="float">
            <text:p>1.185</text:p>
          </table:table-cell>
          <table:table-cell table:style-name="ce20" table:formula="of:=[.BN8]/[.$BL8]" office:value-type="float" office:value="1.47013888612656" calcext:value-type="float">
            <text:p>1.470</text:p>
          </table:table-cell>
          <table:table-cell table:style-name="ce20" table:formula="of:=[.BO8]/[.$BL8]" office:value-type="float" office:value="1.91283373280849" calcext:value-type="float">
            <text:p>1.913</text:p>
          </table:table-cell>
          <table:table-cell table:number-columns-repeated="5"/>
          <table:table-cell office:value-type="string" calcext:value-type="string">
            <text:p>Slowdown factor</text:p>
          </table:table-cell>
          <table:table-cell table:style-name="ce5" table:formula="of:=[.BV8]/[.$BV8]" office:value-type="float" office:value="1" calcext:value-type="float">
            <text:p>1.00</text:p>
          </table:table-cell>
          <table:table-cell table:style-name="ce5" table:formula="of:=[.BW8]/[.$BV8]" office:value-type="float" office:value="1.34635874628186" calcext:value-type="float">
            <text:p>1.35</text:p>
          </table:table-cell>
          <table:table-cell table:style-name="ce5" table:formula="of:=[.BX8]/[.$BV8]" office:value-type="float" office:value="1.76460423163207" calcext:value-type="float">
            <text:p>1.76</text:p>
          </table:table-cell>
          <table:table-cell table:style-name="ce5" table:formula="of:=[.BY8]/[.$BV8]" office:value-type="float" office:value="2.1900966461741" calcext:value-type="float">
            <text:p>2.19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CC8]/[.$CC8]" office:value-type="float" office:value="1" calcext:value-type="float">
            <text:p>1.00</text:p>
          </table:table-cell>
          <table:table-cell table:style-name="ce5" table:formula="of:=[.CD8]/[.$CC8]" office:value-type="float" office:value="1.35613398192956" calcext:value-type="float">
            <text:p>1.36</text:p>
          </table:table-cell>
          <table:table-cell table:style-name="ce5" table:formula="of:=[.CE8]/[.$CC8]" office:value-type="float" office:value="1.76458819654571" calcext:value-type="float">
            <text:p>1.76</text:p>
          </table:table-cell>
          <table:table-cell table:style-name="ce34" table:formula="of:=[.CF8]/[.$CC8]" office:value-type="float" office:value="0" calcext:value-type="float">
            <text:p>0.00</text:p>
          </table:table-cell>
        </table:table-row>
        <table:table-row table:style-name="ro2">
          <table:table-cell table:number-columns-repeated="62"/>
          <table:table-cell table:style-name="Default"/>
          <table:table-cell table:number-columns-repeated="13"/>
          <table:table-cell table:style-name="ce25"/>
          <table:table-cell table:number-columns-repeated="6"/>
          <table:table-cell table:style-name="ce31"/>
        </table:table-row>
        <table:table-row table:style-name="ro2"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5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3"/>
          <table:table-cell table:style-name="ce29"/>
          <table:table-cell table:number-columns-repeated="2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3"/>
          <table:table-cell table:style-name="ce31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51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2555" calcext:value-type="float">
            <text:p>2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55" calcext:value-type="float">
            <text:p>355</text:p>
          </table:table-cell>
          <table:table-cell office:value-type="float" office:value="3555" calcext:value-type="float">
            <text:p>3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4555" calcext:value-type="float">
            <text:p>4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555" calcext:value-type="float">
            <text:p>3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/>
          <table:table-cell table:style-name="Default"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755" calcext:value-type="float">
            <text:p>755</text:p>
          </table:table-cell>
          <table:table-cell office:value-type="float" office:value="7555" calcext:value-type="float">
            <text:p>7555</text:p>
          </table:table-cell>
          <table:table-cell table:number-columns-repeated="5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55" calcext:value-type="float">
            <text:p>655</text:p>
          </table:table-cell>
          <table:table-cell table:style-name="ce25" office:value-type="float" office:value="6555" calcext:value-type="float">
            <text:p>6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655" calcext:value-type="float">
            <text:p>655</text:p>
          </table:table-cell>
          <table:table-cell table:style-name="ce31" office:value-type="float" office:value="6555" calcext:value-type="float">
            <text:p>6555</text:p>
          </table:table-cell>
        </table:table-row>
        <table:table-row table:style-name="ro2">
          <table:table-cell office:value-type="string" calcext:value-type="string">
            <text:p>Median (cycles)</text:p>
          </table:table-cell>
          <table:table-cell table:style-name="ce3" office:value-type="float" office:value="54846" calcext:value-type="float">
            <text:p>54846</text:p>
          </table:table-cell>
          <table:table-cell table:style-name="ce3" office:value-type="float" office:value="54531" calcext:value-type="float">
            <text:p>54531</text:p>
          </table:table-cell>
          <table:table-cell table:style-name="ce3" office:value-type="float" office:value="54611" calcext:value-type="float">
            <text:p>54611</text:p>
          </table:table-cell>
          <table:table-cell table:style-name="ce3" office:value-type="float" office:value="54754" calcext:value-type="float">
            <text:p>54754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7064.5" calcext:value-type="float">
            <text:p>37064.5</text:p>
          </table:table-cell>
          <table:table-cell table:style-name="ce3" office:value-type="float" office:value="37739" calcext:value-type="float">
            <text:p>37739</text:p>
          </table:table-cell>
          <table:table-cell table:style-name="ce3" office:value-type="float" office:value="37518" calcext:value-type="float">
            <text:p>37518</text:p>
          </table:table-cell>
          <table:table-cell table:style-name="ce3" office:value-type="float" office:value="38019" calcext:value-type="float">
            <text:p>38019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8219269" calcext:value-type="float">
            <text:p>8219269</text:p>
          </table:table-cell>
          <table:table-cell table:style-name="ce3" office:value-type="float" office:value="8601556" calcext:value-type="float">
            <text:p>8601556</text:p>
          </table:table-cell>
          <table:table-cell table:style-name="ce3" office:value-type="float" office:value="11246197" calcext:value-type="float">
            <text:p>11246197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2825231" calcext:value-type="float">
            <text:p>12825231</text:p>
          </table:table-cell>
          <table:table-cell table:style-name="ce3" office:value-type="float" office:value="12345781" calcext:value-type="float">
            <text:p>12345781</text:p>
          </table:table-cell>
          <table:table-cell table:style-name="ce3" office:value-type="float" office:value="17506294" calcext:value-type="float">
            <text:p>17506294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420841" calcext:value-type="float">
            <text:p>420841</text:p>
          </table:table-cell>
          <table:table-cell table:style-name="ce3" office:value-type="float" office:value="1093491" calcext:value-type="float">
            <text:p>1093491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685732" calcext:value-type="float">
            <text:p>685732</text:p>
          </table:table-cell>
          <table:table-cell table:style-name="ce3" office:value-type="float" office:value="695717" calcext:value-type="float">
            <text:p>695717</text:p>
          </table:table-cell>
          <table:table-cell table:style-name="ce3" office:value-type="float" office:value="715223" calcext:value-type="float">
            <text:p>715223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2549546" calcext:value-type="float">
            <text:p>2549546</text:p>
          </table:table-cell>
          <table:table-cell table:style-name="ce3" office:value-type="float" office:value="2591629" calcext:value-type="float">
            <text:p>2591629</text:p>
          </table:table-cell>
          <table:table-cell table:style-name="ce3" office:value-type="float" office:value="2696309" calcext:value-type="float">
            <text:p>2696309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5533211" calcext:value-type="float">
            <text:p>5533211</text:p>
          </table:table-cell>
          <table:table-cell table:style-name="ce3" office:value-type="float" office:value="5820551" calcext:value-type="float">
            <text:p>5820551</text:p>
          </table:table-cell>
          <table:table-cell table:style-name="ce3" office:value-type="float" office:value="5965802" calcext:value-type="float">
            <text:p>5965802</text:p>
          </table:table-cell>
          <table:table-cell table:style-name="ce3" office:value-type="float" office:value="6266773" calcext:value-type="float">
            <text:p>6266773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0132940" calcext:value-type="float">
            <text:p>10132940</text:p>
          </table:table-cell>
          <table:table-cell table:style-name="ce3" office:value-type="float" office:value="10776775" calcext:value-type="float">
            <text:p>10776775</text:p>
          </table:table-cell>
          <table:table-cell table:style-name="ce3" office:value-type="float" office:value="11216975" calcext:value-type="float">
            <text:p>11216975</text:p>
          </table:table-cell>
          <table:table-cell table:style-name="ce3" office:value-type="float" office:value="11989438" calcext:value-type="float">
            <text:p>11989438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18100643" calcext:value-type="float">
            <text:p>18100643</text:p>
          </table:table-cell>
          <table:table-cell table:style-name="ce3" office:value-type="float" office:value="19138669" calcext:value-type="float">
            <text:p>19138669</text:p>
          </table:table-cell>
          <table:table-cell table:style-name="ce3" office:value-type="float" office:value="20654092" calcext:value-type="float">
            <text:p>20654092</text:p>
          </table:table-cell>
          <table:table-cell/>
          <table:table-cell table:style-name="Default" office:value-type="string" calcext:value-type="string">
            <text:p>Median (cycles)</text:p>
          </table:table-cell>
          <table:table-cell table:style-name="ce3" office:value-type="float" office:value="25206807" calcext:value-type="float">
            <text:p>25206807</text:p>
          </table:table-cell>
          <table:table-cell table:style-name="ce3" office:value-type="float" office:value="27047675" calcext:value-type="float">
            <text:p>27047675</text:p>
          </table:table-cell>
          <table:table-cell table:style-name="ce3" office:value-type="float" office:value="28888233" calcext:value-type="float">
            <text:p>28888233</text:p>
          </table:table-cell>
          <table:table-cell table:style-name="ce3" office:value-type="float" office:value="31754224" calcext:value-type="float">
            <text:p>31754224</text:p>
          </table:table-cell>
          <table:table-cell table:number-columns-repeated="5"/>
          <table:table-cell office:value-type="string" calcext:value-type="string">
            <text:p>Median (cycles)</text:p>
          </table:table-cell>
          <table:table-cell table:style-name="ce3" office:value-type="float" office:value="53620689" calcext:value-type="float">
            <text:p>53620689</text:p>
          </table:table-cell>
          <table:table-cell table:style-name="ce3" office:value-type="float" office:value="61378094" calcext:value-type="float">
            <text:p>61378094</text:p>
          </table:table-cell>
          <table:table-cell table:style-name="ce3" office:value-type="float" office:value="68738234" calcext:value-type="float">
            <text:p>68738234</text:p>
          </table:table-cell>
          <table:table-cell table:style-name="ce3" office:value-type="float" office:value="76764142" calcext:value-type="float">
            <text:p>76764142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07528958" calcext:value-type="float">
            <text:p>107528958</text:p>
          </table:table-cell>
          <table:table-cell table:style-name="ce3" office:value-type="float" office:value="122673128" calcext:value-type="float">
            <text:p>122673128</text:p>
          </table:table-cell>
          <table:table-cell table:style-name="ce3" office:value-type="float" office:value="137499968" calcext:value-type="float">
            <text:p>137499968</text:p>
          </table:table-cell>
          <table:table-cell table:style-name="ce3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16]/[.B14]" office:value-type="float" office:value="1.07710680815374" calcext:value-type="float">
            <text:p>1.08</text:p>
          </table:table-cell>
          <table:table-cell table:style-name="ce4" table:formula="of:=[.C16]/[.C14]" office:value-type="float" office:value="1.04725752324366" calcext:value-type="float">
            <text:p>1.05</text:p>
          </table:table-cell>
          <table:table-cell table:style-name="ce4" table:formula="of:=[.D16]/[.D14]" office:value-type="float" office:value="1.04847008844372" calcext:value-type="float">
            <text:p>1.05</text:p>
          </table:table-cell>
          <table:table-cell table:style-name="ce4" table:formula="of:=[.E16]/[.E14]" office:value-type="float" office:value="1.05225189027286" calcext:value-type="float">
            <text:p>1.05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16]/[.I14]" office:value-type="float" office:value="1.00638076866004" calcext:value-type="float">
            <text:p>1.01</text:p>
          </table:table-cell>
          <table:table-cell table:style-name="ce4" table:formula="of:=[.J16]/[.J14]" office:value-type="float" office:value="1.00718090039482" calcext:value-type="float">
            <text:p>1.01</text:p>
          </table:table-cell>
          <table:table-cell table:style-name="ce4" table:formula="of:=[.K16]/[.K14]" office:value-type="float" office:value="1.02915933685164" calcext:value-type="float">
            <text:p>1.03</text:p>
          </table:table-cell>
          <table:table-cell table:style-name="ce4" table:formula="of:=[.L16]/[.L14]" office:value-type="float" office:value="1.02404061127331" calcext:value-type="float">
            <text:p>1.02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P16]/[.P14]" office:value-type="float" office:value="1.00026398653983" calcext:value-type="float">
            <text:p>1.00</text:p>
          </table:table-cell>
          <table:table-cell table:style-name="ce4" table:formula="of:=[.Q16]/[.Q14]" office:value-type="float" office:value="1.02938691993169" calcext:value-type="float">
            <text:p>1.03</text:p>
          </table:table-cell>
          <table:table-cell table:style-name="ce4" table:formula="of:=[.R16]/[.R14]" office:value-type="float" office:value="1.14857311863109" calcext:value-type="float">
            <text:p>1.15</text:p>
          </table:table-cell>
          <table:table-cell table:style-name="ce4" table:formula="of:=[.S16]/[.S14]" office:value-type="float" office:value="1.06268447902878" calcext:value-type="float">
            <text:p>1.06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W16]/[.W14]" office:value-type="float" office:value="1.00865674775744" calcext:value-type="float">
            <text:p>1.01</text:p>
          </table:table-cell>
          <table:table-cell table:style-name="ce4" table:formula="of:=[.X16]/[.X14]" office:value-type="float" office:value="1.17698410266451" calcext:value-type="float">
            <text:p>1.18</text:p>
          </table:table-cell>
          <table:table-cell table:style-name="ce4" table:formula="of:=[.Y16]/[.Y14]" office:value-type="float" office:value="1.36964320037752" calcext:value-type="float">
            <text:p>1.37</text:p>
          </table:table-cell>
          <table:table-cell table:style-name="ce4" table:formula="of:=[.Z16]/[.Z14]" office:value-type="float" office:value="1.03545856136085" calcext:value-type="float">
            <text:p>1.04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AD16]/[.AD14]" office:value-type="float" office:value="1.0005275151423" calcext:value-type="float">
            <text:p>1.00</text:p>
          </table:table-cell>
          <table:table-cell table:style-name="ce4" table:formula="of:=[.AE16]/[.AE14]" office:value-type="float" office:value="1.47225628743172" calcext:value-type="float">
            <text:p>1.4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H16]/[.AH14]" office:value-type="float" office:value="1.00853613371086" calcext:value-type="float">
            <text:p>1.009</text:p>
          </table:table-cell>
          <table:table-cell table:style-name="ce23" table:formula="of:=[.AI16]/[.AI14]" office:value-type="float" office:value="1.00928496847165" calcext:value-type="float">
            <text:p>1.009</text:p>
          </table:table-cell>
          <table:table-cell table:style-name="ce23" table:formula="of:=[.AJ16]/[.AJ14]" office:value-type="float" office:value="1.01182377317214" calcext:value-type="float">
            <text:p>1.012</text:p>
          </table:table-cell>
          <table:table-cell table:style-name="ce23" table:formula="of:=[.AK16]/[.AK14]" office:value-type="float" office:value="1.02196797362501" calcext:value-type="float">
            <text:p>1.02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N16]/[.AN14]" office:value-type="float" office:value="1.00565323425787" calcext:value-type="float">
            <text:p>1.006</text:p>
          </table:table-cell>
          <table:table-cell table:style-name="ce23" table:formula="of:=[.AO16]/[.AO14]" office:value-type="float" office:value="1.00758134977757" calcext:value-type="float">
            <text:p>1.008</text:p>
          </table:table-cell>
          <table:table-cell table:style-name="ce23" table:formula="of:=[.AP16]/[.AP14]" office:value-type="float" office:value="1.01643329349996" calcext:value-type="float">
            <text:p>1.016</text:p>
          </table:table-cell>
          <table:table-cell table:style-name="ce23" table:formula="of:=[.AQ16]/[.AQ14]" office:value-type="float" office:value="1.0304167660309" calcext:value-type="float">
            <text:p>1.03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T16]/[.AT14]" office:value-type="float" office:value="1.00377610758021" calcext:value-type="float">
            <text:p>1.004</text:p>
          </table:table-cell>
          <table:table-cell table:style-name="ce23" table:formula="of:=[.AU16]/[.AU14]" office:value-type="float" office:value="1.00738521146881" calcext:value-type="float">
            <text:p>1.007</text:p>
          </table:table-cell>
          <table:table-cell table:style-name="ce23" table:formula="of:=[.AV16]/[.AV14]" office:value-type="float" office:value="1.00714857784419" calcext:value-type="float">
            <text:p>1.007</text:p>
          </table:table-cell>
          <table:table-cell table:style-name="ce23" table:formula="of:=[.AW16]/[.AW14]" office:value-type="float" office:value="1.011764268468" calcext:value-type="float">
            <text:p>1.01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Z16]/[.AZ14]" office:value-type="float" office:value="1.00483028617558" calcext:value-type="float">
            <text:p>1.005</text:p>
          </table:table-cell>
          <table:table-cell table:style-name="ce23" table:formula="of:=[.BA16]/[.BA14]" office:value-type="float" office:value="1.00633324904714" calcext:value-type="float">
            <text:p>1.006</text:p>
          </table:table-cell>
          <table:table-cell table:style-name="ce23" table:formula="of:=[.BB16]/[.BB14]" office:value-type="float" office:value="1.01148366649654" calcext:value-type="float">
            <text:p>1.011</text:p>
          </table:table-cell>
          <table:table-cell table:style-name="ce23" table:formula="of:=[.BC16]/[.BC14]" office:value-type="float" office:value="1.00987077125717" calcext:value-type="float">
            <text:p>1.01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F16]/[.BF14]" office:value-type="float" office:value="1.00800307292264" calcext:value-type="float">
            <text:p>1.008</text:p>
          </table:table-cell>
          <table:table-cell table:style-name="ce23" table:formula="of:=[.BG16]/[.BG14]" office:value-type="float" office:value="1.00865096339395" calcext:value-type="float">
            <text:p>1.009</text:p>
          </table:table-cell>
          <table:table-cell table:style-name="ce23" table:formula="of:=[.BH16]/[.BH14]" office:value-type="float" office:value="1.0064647128805" calcext:value-type="float">
            <text:p>1.006</text:p>
          </table:table-cell>
          <table:table-cell table:style-name="ce23" table:formula="of:=[.BI16]/[.BI14]" office:value-type="float" office:value="1.00788352254846" calcext:value-type="float">
            <text:p>1.00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L16]/[.BL14]" office:value-type="float" office:value="1.00731651573323" calcext:value-type="float">
            <text:p>1.007</text:p>
          </table:table-cell>
          <table:table-cell table:style-name="ce23" table:formula="of:=[.BM16]/[.BM14]" office:value-type="float" office:value="1.00935518487264" calcext:value-type="float">
            <text:p>1.009</text:p>
          </table:table-cell>
          <table:table-cell table:style-name="ce23" table:formula="of:=[.BN16]/[.BN14]" office:value-type="float" office:value="1.00858259485791" calcext:value-type="float">
            <text:p>1.009</text:p>
          </table:table-cell>
          <table:table-cell table:style-name="ce23" table:formula="of:=[.BO16]/[.BO14]" office:value-type="float" office:value="1.00682066738586" calcext:value-type="float">
            <text:p>1.007</text:p>
          </table:table-cell>
          <table:table-cell table:number-columns-repeated="5"/>
          <table:table-cell table:style-name="ce2" office:value-type="string" calcext:value-type="string">
            <text:p>times x = WCET</text:p>
          </table:table-cell>
          <table:table-cell table:style-name="ce4" table:formula="of:=[.BV16]/[.BV14]" office:value-type="float" office:value="1.00307696531091" calcext:value-type="float">
            <text:p>1.00</text:p>
          </table:table-cell>
          <table:table-cell table:style-name="ce4" table:formula="of:=[.BW16]/[.BW14]" office:value-type="float" office:value="1.00308999494184" calcext:value-type="float">
            <text:p>1.00</text:p>
          </table:table-cell>
          <table:table-cell table:style-name="ce4" table:formula="of:=[.BX16]/[.BX14]" office:value-type="float" office:value="1.00386368669291" calcext:value-type="float">
            <text:p>1.00</text:p>
          </table:table-cell>
          <table:table-cell table:style-name="ce28" table:formula="of:=[.BY16]/[.BY14]" office:value-type="float" office:value="1.00337600334281" calcext:value-type="float">
            <text:p>1.00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CC16]/[.CC14]" office:value-type="float" office:value="1.00062405514987" calcext:value-type="float">
            <text:p>1.00</text:p>
          </table:table-cell>
          <table:table-cell table:style-name="ce4" table:formula="of:=[.CD16]/[.CD14]" office:value-type="float" office:value="1.003310619095" calcext:value-type="float">
            <text:p>1.00</text:p>
          </table:table-cell>
          <table:table-cell table:style-name="ce4" table:formula="of:=[.CE16]/[.CE14]" office:value-type="float" office:value="1.00324724439209" calcext:value-type="float">
            <text:p>1.00</text:p>
          </table:table-cell>
          <table:table-cell table:style-name="ce33" table:formula="of:=[.CF16]/[.CF14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WCET</text:p>
          </table:table-cell>
          <table:table-cell table:style-name="ce3" office:value-type="float" office:value="59075" calcext:value-type="float">
            <text:p>59075</text:p>
          </table:table-cell>
          <table:table-cell table:style-name="ce3" office:value-type="float" office:value="57108" calcext:value-type="float">
            <text:p>57108</text:p>
          </table:table-cell>
          <table:table-cell table:style-name="ce3" office:value-type="float" office:value="57258" calcext:value-type="float">
            <text:p>57258</text:p>
          </table:table-cell>
          <table:table-cell table:style-name="ce3" office:value-type="float" office:value="57615" calcext:value-type="float">
            <text:p>57615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7301" calcext:value-type="float">
            <text:p>37301</text:p>
          </table:table-cell>
          <table:table-cell table:style-name="ce3" office:value-type="float" office:value="38010" calcext:value-type="float">
            <text:p>38010</text:p>
          </table:table-cell>
          <table:table-cell table:style-name="ce3" office:value-type="float" office:value="38612" calcext:value-type="float">
            <text:p>38612</text:p>
          </table:table-cell>
          <table:table-cell table:style-name="ce3" office:value-type="float" office:value="38933" calcext:value-type="float">
            <text:p>3893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3" office:value-type="float" office:value="8460808" calcext:value-type="float">
            <text:p>8460808</text:p>
          </table:table-cell>
          <table:table-cell table:style-name="ce3" office:value-type="float" office:value="9879516" calcext:value-type="float">
            <text:p>9879516</text:p>
          </table:table-cell>
          <table:table-cell table:style-name="ce3" office:value-type="float" office:value="11951159" calcext:value-type="float">
            <text:p>11951159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15095093" calcext:value-type="float">
            <text:p>15095093</text:p>
          </table:table-cell>
          <table:table-cell table:style-name="ce3" office:value-type="float" office:value="16909315" calcext:value-type="float">
            <text:p>16909315</text:p>
          </table:table-cell>
          <table:table-cell table:style-name="ce3" office:value-type="float" office:value="18127042" calcext:value-type="float">
            <text:p>18127042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421063" calcext:value-type="float">
            <text:p>421063</text:p>
          </table:table-cell>
          <table:table-cell table:style-name="ce3" office:value-type="float" office:value="1609899" calcext:value-type="float">
            <text:p>1609899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3" office:value-type="float" office:value="692099" calcext:value-type="float">
            <text:p>692099</text:p>
          </table:table-cell>
          <table:table-cell table:style-name="ce3" office:value-type="float" office:value="703943" calcext:value-type="float">
            <text:p>703943</text:p>
          </table:table-cell>
          <table:table-cell table:style-name="ce3" office:value-type="float" office:value="730935" calcext:value-type="float">
            <text:p>730935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3" office:value-type="float" office:value="2568875" calcext:value-type="float">
            <text:p>2568875</text:p>
          </table:table-cell>
          <table:table-cell table:style-name="ce3" office:value-type="float" office:value="2634218" calcext:value-type="float">
            <text:p>2634218</text:p>
          </table:table-cell>
          <table:table-cell table:style-name="ce3" office:value-type="float" office:value="2778322" calcext:value-type="float">
            <text:p>2778322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5554105" calcext:value-type="float">
            <text:p>5554105</text:p>
          </table:table-cell>
          <table:table-cell table:style-name="ce3" office:value-type="float" office:value="5863537" calcext:value-type="float">
            <text:p>5863537</text:p>
          </table:table-cell>
          <table:table-cell table:style-name="ce3" office:value-type="float" office:value="6008449" calcext:value-type="float">
            <text:p>6008449</text:p>
          </table:table-cell>
          <table:table-cell table:style-name="ce3" office:value-type="float" office:value="6340497" calcext:value-type="float">
            <text:p>6340497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0181885" calcext:value-type="float">
            <text:p>10181885</text:p>
          </table:table-cell>
          <table:table-cell table:style-name="ce3" office:value-type="float" office:value="10845027" calcext:value-type="float">
            <text:p>10845027</text:p>
          </table:table-cell>
          <table:table-cell table:style-name="ce3" office:value-type="float" office:value="11345787" calcext:value-type="float">
            <text:p>11345787</text:p>
          </table:table-cell>
          <table:table-cell table:style-name="ce3" office:value-type="float" office:value="12107783" calcext:value-type="float">
            <text:p>12107783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3" office:value-type="float" office:value="18257231" calcext:value-type="float">
            <text:p>18257231</text:p>
          </table:table-cell>
          <table:table-cell table:style-name="ce3" office:value-type="float" office:value="19262395" calcext:value-type="float">
            <text:p>19262395</text:p>
          </table:table-cell>
          <table:table-cell table:style-name="ce3" office:value-type="float" office:value="20816919" calcext:value-type="float">
            <text:p>20816919</text:p>
          </table:table-cell>
          <table:table-cell/>
          <table:table-cell table:style-name="Default" office:value-type="string" calcext:value-type="string">
            <text:p>WCET</text:p>
          </table:table-cell>
          <table:table-cell table:style-name="ce3" office:value-type="float" office:value="25391233" calcext:value-type="float">
            <text:p>25391233</text:p>
          </table:table-cell>
          <table:table-cell table:style-name="ce3" office:value-type="float" office:value="27300711" calcext:value-type="float">
            <text:p>27300711</text:p>
          </table:table-cell>
          <table:table-cell table:style-name="ce3" office:value-type="float" office:value="29136169" calcext:value-type="float">
            <text:p>29136169</text:p>
          </table:table-cell>
          <table:table-cell table:style-name="ce3" office:value-type="float" office:value="31970809" calcext:value-type="float">
            <text:p>31970809</text:p>
          </table:table-cell>
          <table:table-cell table:number-columns-repeated="5"/>
          <table:table-cell office:value-type="string" calcext:value-type="string">
            <text:p>WCET</text:p>
          </table:table-cell>
          <table:table-cell table:style-name="ce3" office:value-type="float" office:value="53785678" calcext:value-type="float">
            <text:p>53785678</text:p>
          </table:table-cell>
          <table:table-cell table:style-name="ce3" office:value-type="float" office:value="61567752" calcext:value-type="float">
            <text:p>61567752</text:p>
          </table:table-cell>
          <table:table-cell table:style-name="ce3" office:value-type="float" office:value="69003817" calcext:value-type="float">
            <text:p>69003817</text:p>
          </table:table-cell>
          <table:table-cell table:style-name="ce3" office:value-type="float" office:value="77023298" calcext:value-type="float">
            <text:p>77023298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07596062" calcext:value-type="float">
            <text:p>107596062</text:p>
          </table:table-cell>
          <table:table-cell table:style-name="ce3" office:value-type="float" office:value="123079252" calcext:value-type="float">
            <text:p>123079252</text:p>
          </table:table-cell>
          <table:table-cell table:style-name="ce3" office:value-type="float" office:value="137946464" calcext:value-type="float">
            <text:p>137946464</text:p>
          </table:table-cell>
          <table:table-cell table:style-name="ce3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16]/[.$B16]" office:value-type="float" office:value="1" calcext:value-type="float">
            <text:p>1.00</text:p>
          </table:table-cell>
          <table:table-cell table:style-name="ce5" table:formula="of:=[.C16]/[.$B16]" office:value-type="float" office:value="0.966703343207787" calcext:value-type="float">
            <text:p>0.97</text:p>
          </table:table-cell>
          <table:table-cell table:style-name="ce5" table:formula="of:=[.D16]/[.$B16]" office:value-type="float" office:value="0.969242488362251" calcext:value-type="float">
            <text:p>0.97</text:p>
          </table:table-cell>
          <table:table-cell table:style-name="ce5" table:formula="of:=[.E16]/[.$B16]" office:value-type="float" office:value="0.975285653829877" calcext:value-type="float">
            <text:p>0.98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16]/[.$I16]" office:value-type="float" office:value="1" calcext:value-type="float">
            <text:p>1.00</text:p>
          </table:table-cell>
          <table:table-cell table:style-name="ce5" table:formula="of:=[.J16]/[.$I16]" office:value-type="float" office:value="1.0190075333101" calcext:value-type="float">
            <text:p>1.02</text:p>
          </table:table-cell>
          <table:table-cell table:style-name="ce5" table:formula="of:=[.K16]/[.$I16]" office:value-type="float" office:value="1.0351465108174" calcext:value-type="float">
            <text:p>1.04</text:p>
          </table:table-cell>
          <table:table-cell table:style-name="ce5" table:formula="of:=[.L16]/[.$I16]" office:value-type="float" office:value="1.04375217822578" calcext:value-type="float">
            <text:p>1.04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P16]/[.$P16]" office:value-type="float" office:value="1" calcext:value-type="float">
            <text:p>1.00</text:p>
          </table:table-cell>
          <table:table-cell table:style-name="ce5" table:formula="of:=[.Q16]/[.$P16]" office:value-type="float" office:value="1.10761406713569" calcext:value-type="float">
            <text:p>1.11</text:p>
          </table:table-cell>
          <table:table-cell table:style-name="ce5" table:formula="of:=[.R16]/[.$P16]" office:value-type="float" office:value="1.29333875654572" calcext:value-type="float">
            <text:p>1.29</text:p>
          </table:table-cell>
          <table:table-cell table:style-name="ce5" table:formula="of:=[.S16]/[.$P16]" office:value-type="float" office:value="1.56453991474281" calcext:value-type="float">
            <text:p>1.56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W16]/[.$W16]" office:value-type="float" office:value="1" calcext:value-type="float">
            <text:p>1.00</text:p>
          </table:table-cell>
          <table:table-cell table:style-name="ce5" table:formula="of:=[.X16]/[.$W16]" office:value-type="float" office:value="1.16643922722931" calcext:value-type="float">
            <text:p>1.17</text:p>
          </table:table-cell>
          <table:table-cell table:style-name="ce5" table:formula="of:=[.Y16]/[.$W16]" office:value-type="float" office:value="1.30662913581102" calcext:value-type="float">
            <text:p>1.31</text:p>
          </table:table-cell>
          <table:table-cell table:style-name="ce5" table:formula="of:=[.Z16]/[.$W16]" office:value-type="float" office:value="1.40072624013865" calcext:value-type="float">
            <text:p>1.4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AD16]/[.$AD16]" office:value-type="float" office:value="1" calcext:value-type="float">
            <text:p>1.00</text:p>
          </table:table-cell>
          <table:table-cell table:style-name="ce5" table:formula="of:=[.AE16]/[.$AD16]" office:value-type="float" office:value="3.82341597338166" calcext:value-type="float">
            <text:p>3.8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H16]/[.$AH16]" office:value-type="float" office:value="1" calcext:value-type="float">
            <text:p>1.000</text:p>
          </table:table-cell>
          <table:table-cell table:style-name="ce20" table:formula="of:=[.AI16]/[.$AH16]" office:value-type="float" office:value="1.02481564841413" calcext:value-type="float">
            <text:p>1.025</text:p>
          </table:table-cell>
          <table:table-cell table:style-name="ce20" table:formula="of:=[.AJ16]/[.$AH16]" office:value-type="float" office:value="1.04235348120946" calcext:value-type="float">
            <text:p>1.042</text:p>
          </table:table-cell>
          <table:table-cell table:style-name="ce20" table:formula="of:=[.AK16]/[.$AH16]" office:value-type="float" office:value="1.08232149731987" calcext:value-type="float">
            <text:p>1.08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N16]/[.$AN16]" office:value-type="float" office:value="1" calcext:value-type="float">
            <text:p>1.000</text:p>
          </table:table-cell>
          <table:table-cell table:style-name="ce20" table:formula="of:=[.AO16]/[.$AN16]" office:value-type="float" office:value="1.03518385985612" calcext:value-type="float">
            <text:p>1.035</text:p>
          </table:table-cell>
          <table:table-cell table:style-name="ce20" table:formula="of:=[.AP16]/[.$AN16]" office:value-type="float" office:value="1.06151523797089" calcext:value-type="float">
            <text:p>1.062</text:p>
          </table:table-cell>
          <table:table-cell table:style-name="ce20" table:formula="of:=[.AQ16]/[.$AN16]" office:value-type="float" office:value="1.11958506812639" calcext:value-type="float">
            <text:p>1.12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T16]/[.$AT16]" office:value-type="float" office:value="1" calcext:value-type="float">
            <text:p>1.000</text:p>
          </table:table-cell>
          <table:table-cell table:style-name="ce20" table:formula="of:=[.AU16]/[.$AT16]" office:value-type="float" office:value="1.05571230648322" calcext:value-type="float">
            <text:p>1.056</text:p>
          </table:table-cell>
          <table:table-cell table:style-name="ce20" table:formula="of:=[.AV16]/[.$AT16]" office:value-type="float" office:value="1.0818032788361" calcext:value-type="float">
            <text:p>1.082</text:p>
          </table:table-cell>
          <table:table-cell table:style-name="ce20" table:formula="of:=[.AW16]/[.$AT16]" office:value-type="float" office:value="1.14158752850369" calcext:value-type="float">
            <text:p>1.14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Z16]/[.$AZ16]" office:value-type="float" office:value="1" calcext:value-type="float">
            <text:p>1.000</text:p>
          </table:table-cell>
          <table:table-cell table:style-name="ce20" table:formula="of:=[.BA16]/[.$AZ16]" office:value-type="float" office:value="1.06512959044421" calcext:value-type="float">
            <text:p>1.065</text:p>
          </table:table-cell>
          <table:table-cell table:style-name="ce20" table:formula="of:=[.BB16]/[.$AZ16]" office:value-type="float" office:value="1.11431105340514" calcext:value-type="float">
            <text:p>1.114</text:p>
          </table:table-cell>
          <table:table-cell table:style-name="ce20" table:formula="of:=[.BC16]/[.$AZ16]" office:value-type="float" office:value="1.18914945513527" calcext:value-type="float">
            <text:p>1.189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BF16]/[.$BF16]" office:value-type="float" office:value="1" calcext:value-type="float">
            <text:p>1.000</text:p>
          </table:table-cell>
          <table:table-cell table:style-name="ce20" table:formula="of:=[.BG16]/[.$BF16]" office:value-type="float" office:value="1.05556111553308" calcext:value-type="float">
            <text:p>1.056</text:p>
          </table:table-cell>
          <table:table-cell table:style-name="ce20" table:formula="of:=[.BH16]/[.$BF16]" office:value-type="float" office:value="1.11367573505745" calcext:value-type="float">
            <text:p>1.114</text:p>
          </table:table-cell>
          <table:table-cell table:style-name="ce20" table:formula="of:=[.BI16]/[.$BF16]" office:value-type="float" office:value="1.20355218387726" calcext:value-type="float">
            <text:p>1.204</text:p>
          </table:table-cell>
          <table:table-cell/>
          <table:table-cell table:style-name="Default" office:value-type="string" calcext:value-type="string">
            <text:p>Slowdown factor</text:p>
          </table:table-cell>
          <table:table-cell table:style-name="ce20" table:formula="of:=[.BL16]/[.$BL16]" office:value-type="float" office:value="1" calcext:value-type="float">
            <text:p>1.000</text:p>
          </table:table-cell>
          <table:table-cell table:style-name="ce20" table:formula="of:=[.BM16]/[.$BL16]" office:value-type="float" office:value="1.07520225583374" calcext:value-type="float">
            <text:p>1.075</text:p>
          </table:table-cell>
          <table:table-cell table:style-name="ce20" table:formula="of:=[.BN16]/[.$BL16]" office:value-type="float" office:value="1.14748933224314" calcext:value-type="float">
            <text:p>1.147</text:p>
          </table:table-cell>
          <table:table-cell table:style-name="ce20" table:formula="of:=[.BO16]/[.$BL16]" office:value-type="float" office:value="1.25912786511785" calcext:value-type="float">
            <text:p>1.259</text:p>
          </table:table-cell>
          <table:table-cell table:number-columns-repeated="5"/>
          <table:table-cell office:value-type="string" calcext:value-type="string">
            <text:p>Slowdown factor</text:p>
          </table:table-cell>
          <table:table-cell table:style-name="ce5" table:formula="of:=[.BV16]/[.$BV16]" office:value-type="float" office:value="1" calcext:value-type="float">
            <text:p>1.00</text:p>
          </table:table-cell>
          <table:table-cell table:style-name="ce5" table:formula="of:=[.BW16]/[.$BV16]" office:value-type="float" office:value="1.14468673240486" calcext:value-type="float">
            <text:p>1.14</text:p>
          </table:table-cell>
          <table:table-cell table:style-name="ce5" table:formula="of:=[.BX16]/[.$BV16]" office:value-type="float" office:value="1.28294035821209" calcext:value-type="float">
            <text:p>1.28</text:p>
          </table:table-cell>
          <table:table-cell table:style-name="ce5" table:formula="of:=[.BY16]/[.$BV16]" office:value-type="float" office:value="1.43204103516181" calcext:value-type="float">
            <text:p>1.43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CC16]/[.$CC16]" office:value-type="float" office:value="1" calcext:value-type="float">
            <text:p>1.00</text:p>
          </table:table-cell>
          <table:table-cell table:style-name="ce5" table:formula="of:=[.CD16]/[.$CC16]" office:value-type="float" office:value="1.14390108440958" calcext:value-type="float">
            <text:p>1.14</text:p>
          </table:table-cell>
          <table:table-cell table:style-name="ce5" table:formula="of:=[.CE16]/[.$CC16]" office:value-type="float" office:value="1.28207725669365" calcext:value-type="float">
            <text:p>1.28</text:p>
          </table:table-cell>
          <table:table-cell table:style-name="ce34" table:formula="of:=[.CF16]/[.$CC16]" office:value-type="float" office:value="0" calcext:value-type="float">
            <text:p>0.00</text:p>
          </table:table-cell>
        </table:table-row>
        <table:table-row table:style-name="ro2">
          <table:table-cell table:number-columns-repeated="62"/>
          <table:table-cell table:style-name="Default"/>
          <table:table-cell table:number-columns-repeated="13"/>
          <table:table-cell table:style-name="ce25"/>
          <table:table-cell table:number-columns-repeated="6"/>
          <table:table-cell table:style-name="ce31"/>
        </table:table-row>
        <table:table-row table:style-name="ro2"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5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3"/>
          <table:table-cell table:style-name="ce29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3"/>
          <table:table-cell table:style-name="ce31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2048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2444" calcext:value-type="float">
            <text:p>2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44" calcext:value-type="float">
            <text:p>344</text:p>
          </table:table-cell>
          <table:table-cell office:value-type="float" office:value="3444" calcext:value-type="float">
            <text:p>3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44" calcext:value-type="float">
            <text:p>444</text:p>
          </table:table-cell>
          <table:table-cell office:value-type="float" office:value="4444" calcext:value-type="float">
            <text:p>4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/>
          <table:table-cell table:style-name="Default"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44" calcext:value-type="float">
            <text:p>744</text:p>
          </table:table-cell>
          <table:table-cell office:value-type="float" office:value="7444" calcext:value-type="float">
            <text:p>7444</text:p>
          </table:table-cell>
          <table:table-cell table:number-columns-repeated="5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44" calcext:value-type="float">
            <text:p>644</text:p>
          </table:table-cell>
          <table:table-cell table:style-name="ce25" office:value-type="float" office:value="6444" calcext:value-type="float">
            <text:p>6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44" calcext:value-type="float">
            <text:p>644</text:p>
          </table:table-cell>
          <table:table-cell table:style-name="ce31" office:value-type="float" office:value="6444" calcext:value-type="float">
            <text:p>6444</text:p>
          </table:table-cell>
        </table:table-row>
        <table:table-row table:style-name="ro2">
          <table:table-cell office:value-type="string" calcext:value-type="string">
            <text:p>Median (cycles)</text:p>
          </table:table-cell>
          <table:table-cell table:style-name="ce3" office:value-type="float" office:value="54846" calcext:value-type="float">
            <text:p>54846</text:p>
          </table:table-cell>
          <table:table-cell table:style-name="ce3" office:value-type="float" office:value="54985" calcext:value-type="float">
            <text:p>54985</text:p>
          </table:table-cell>
          <table:table-cell table:style-name="ce3" office:value-type="float" office:value="55302" calcext:value-type="float">
            <text:p>55302</text:p>
          </table:table-cell>
          <table:table-cell table:style-name="ce3" office:value-type="float" office:value="55392" calcext:value-type="float">
            <text:p>55392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7064.5" calcext:value-type="float">
            <text:p>37064.5</text:p>
          </table:table-cell>
          <table:table-cell table:style-name="ce3" office:value-type="float" office:value="38553" calcext:value-type="float">
            <text:p>38553</text:p>
          </table:table-cell>
          <table:table-cell table:style-name="ce3" office:value-type="float" office:value="39480" calcext:value-type="float">
            <text:p>39480</text:p>
          </table:table-cell>
          <table:table-cell table:style-name="ce3" office:value-type="float" office:value="40822.5" calcext:value-type="float">
            <text:p>40822.5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10503669" calcext:value-type="float">
            <text:p>10503669</text:p>
          </table:table-cell>
          <table:table-cell table:style-name="ce3" office:value-type="float" office:value="16792754" calcext:value-type="float">
            <text:p>16792754</text:p>
          </table:table-cell>
          <table:table-cell table:style-name="ce3" office:value-type="float" office:value="23216980" calcext:value-type="float">
            <text:p>23216980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21282260" calcext:value-type="float">
            <text:p>21282260</text:p>
          </table:table-cell>
          <table:table-cell table:style-name="ce3" office:value-type="float" office:value="31920685.5" calcext:value-type="float">
            <text:p>31920685.5</text:p>
          </table:table-cell>
          <table:table-cell table:style-name="ce3" office:value-type="float" office:value="38466887" calcext:value-type="float">
            <text:p>38466887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864132" calcext:value-type="float">
            <text:p>1864132</text:p>
          </table:table-cell>
          <table:table-cell table:style-name="ce3" office:value-type="float" office:value="4738699" calcext:value-type="float">
            <text:p>4738699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742370" calcext:value-type="float">
            <text:p>742370</text:p>
          </table:table-cell>
          <table:table-cell table:style-name="ce3" office:value-type="float" office:value="6857344" calcext:value-type="float">
            <text:p>6857344</text:p>
          </table:table-cell>
          <table:table-cell table:style-name="ce3" office:value-type="float" office:value="13613620" calcext:value-type="float">
            <text:p>13613620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3602105" calcext:value-type="float">
            <text:p>3602105</text:p>
          </table:table-cell>
          <table:table-cell table:style-name="ce3" office:value-type="float" office:value="86329805.5" calcext:value-type="float">
            <text:p>86329805.5</text:p>
          </table:table-cell>
          <table:table-cell table:style-name="ce3" office:value-type="float" office:value="169378962.5" calcext:value-type="float">
            <text:p>169378962.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5533211" calcext:value-type="float">
            <text:p>5533211</text:p>
          </table:table-cell>
          <table:table-cell table:style-name="ce3" office:value-type="float" office:value="9790618" calcext:value-type="float">
            <text:p>9790618</text:p>
          </table:table-cell>
          <table:table-cell table:style-name="ce3" office:value-type="float" office:value="170410947" calcext:value-type="float">
            <text:p>170410947</text:p>
          </table:table-cell>
          <table:table-cell table:style-name="ce3" office:value-type="float" office:value="261454263" calcext:value-type="float">
            <text:p>261454263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0132940" calcext:value-type="float">
            <text:p>10132940</text:p>
          </table:table-cell>
          <table:table-cell table:style-name="ce3" office:value-type="float" office:value="20799713" calcext:value-type="float">
            <text:p>20799713</text:p>
          </table:table-cell>
          <table:table-cell table:style-name="ce3" office:value-type="float" office:value="178045120" calcext:value-type="float">
            <text:p>178045120</text:p>
          </table:table-cell>
          <table:table-cell table:style-name="ce3" office:value-type="float" office:value="269171935" calcext:value-type="float">
            <text:p>26917193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37322595" calcext:value-type="float">
            <text:p>37322595</text:p>
          </table:table-cell>
          <table:table-cell table:style-name="ce3" office:value-type="float" office:value="185174806" calcext:value-type="float">
            <text:p>185174806</text:p>
          </table:table-cell>
          <table:table-cell table:style-name="ce3" office:value-type="float" office:value="276205985" calcext:value-type="float">
            <text:p>276205985</text:p>
          </table:table-cell>
          <table:table-cell/>
          <table:table-cell table:style-name="Default" office:value-type="string" calcext:value-type="string">
            <text:p>Median (cycles)</text:p>
          </table:table-cell>
          <table:table-cell table:style-name="ce3" office:value-type="float" office:value="25206807" calcext:value-type="float">
            <text:p>25206807</text:p>
          </table:table-cell>
          <table:table-cell table:style-name="ce3" office:value-type="float" office:value="58163217" calcext:value-type="float">
            <text:p>58163217</text:p>
          </table:table-cell>
          <table:table-cell table:style-name="ce3" office:value-type="float" office:value="195070516" calcext:value-type="float">
            <text:p>195070516</text:p>
          </table:table-cell>
          <table:table-cell table:style-name="ce3" office:value-type="float" office:value="285595431" calcext:value-type="float">
            <text:p>285595431</text:p>
          </table:table-cell>
          <table:table-cell table:number-columns-repeated="5"/>
          <table:table-cell office:value-type="string" calcext:value-type="string">
            <text:p>Median (cycles)</text:p>
          </table:table-cell>
          <table:table-cell table:style-name="ce3" office:value-type="float" office:value="53620689" calcext:value-type="float">
            <text:p>53620689</text:p>
          </table:table-cell>
          <table:table-cell table:style-name="ce3" office:value-type="float" office:value="99622427" calcext:value-type="float">
            <text:p>99622427</text:p>
          </table:table-cell>
          <table:table-cell table:style-name="ce3" office:value-type="float" office:value="137723189" calcext:value-type="float">
            <text:p>137723189</text:p>
          </table:table-cell>
          <table:table-cell table:style-name="ce3" office:value-type="float" office:value="178879163" calcext:value-type="float">
            <text:p>178879163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07528958" calcext:value-type="float">
            <text:p>107528958</text:p>
          </table:table-cell>
          <table:table-cell table:style-name="ce3" office:value-type="float" office:value="200099418" calcext:value-type="float">
            <text:p>200099418</text:p>
          </table:table-cell>
          <table:table-cell table:style-name="ce3" office:value-type="float" office:value="275853182" calcext:value-type="float">
            <text:p>275853182</text:p>
          </table:table-cell>
          <table:table-cell table:style-name="ce3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24]/[.B22]" office:value-type="float" office:value="1.07710680815374" calcext:value-type="float">
            <text:p>1.08</text:p>
          </table:table-cell>
          <table:table-cell table:style-name="ce4" table:formula="of:=[.C24]/[.C24]" office:value-type="float" office:value="1" calcext:value-type="float">
            <text:p>1.00</text:p>
          </table:table-cell>
          <table:table-cell table:style-name="ce4" table:formula="of:=[.D24]/[.D22]" office:value-type="float" office:value="1.04721348233337" calcext:value-type="float">
            <text:p>1.05</text:p>
          </table:table-cell>
          <table:table-cell table:style-name="ce4" table:formula="of:=[.E24]/[.E22]" office:value-type="float" office:value="1.05742706528019" calcext:value-type="float">
            <text:p>1.06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24]/[.I22]" office:value-type="float" office:value="1.00638076866004" calcext:value-type="float">
            <text:p>1.01</text:p>
          </table:table-cell>
          <table:table-cell table:style-name="ce4" table:formula="of:=[.J24]/[.J22]" office:value-type="float" office:value="1.00770368064742" calcext:value-type="float">
            <text:p>1.01</text:p>
          </table:table-cell>
          <table:table-cell table:style-name="ce4" table:formula="of:=[.K24]/[.K22]" office:value-type="float" office:value="1.07051671732523" calcext:value-type="float">
            <text:p>1.07</text:p>
          </table:table-cell>
          <table:table-cell table:style-name="ce4" table:formula="of:=[.L24]/[.L22]" office:value-type="float" office:value="1.43168595749893" calcext:value-type="float">
            <text:p>1.4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P24]/[.P22]" office:value-type="float" office:value="1.00026398653983" calcext:value-type="float">
            <text:p>1.00</text:p>
          </table:table-cell>
          <table:table-cell table:style-name="ce4" table:formula="of:=[.Q24]/[.Q22]" office:value-type="float" office:value="1.4029091168048" calcext:value-type="float">
            <text:p>1.40</text:p>
          </table:table-cell>
          <table:table-cell table:style-name="ce4" table:formula="of:=[.R24]/[.R22]" office:value-type="float" office:value="1.42844729339809" calcext:value-type="float">
            <text:p>1.43</text:p>
          </table:table-cell>
          <table:table-cell table:style-name="ce4" table:formula="of:=[.R32]/[.R30]" office:value-type="float" office:value="1.1659316228836" calcext:value-type="float">
            <text:p>1.17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W24]/[.W22]" office:value-type="float" office:value="1.00865674775744" calcext:value-type="float">
            <text:p>1.01</text:p>
          </table:table-cell>
          <table:table-cell table:style-name="ce4" table:formula="of:=[.X24]/[.X22]" office:value-type="float" office:value="1.11510130972932" calcext:value-type="float">
            <text:p>1.12</text:p>
          </table:table-cell>
          <table:table-cell table:style-name="ce4" table:formula="of:=[.Y24]/[.Y22]" office:value-type="float" office:value="1.01459165092178" calcext:value-type="float">
            <text:p>1.01</text:p>
          </table:table-cell>
          <table:table-cell table:style-name="ce4" table:formula="of:=[.Z24]/[.Z22]" office:value-type="float" office:value="1.03278838238197" calcext:value-type="float">
            <text:p>1.0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AD24]/[.AD22]" office:value-type="float" office:value="1.00027412221881" calcext:value-type="float">
            <text:p>1.00</text:p>
          </table:table-cell>
          <table:table-cell table:style-name="ce4" table:formula="of:=[.AE24]/[.AE22]" office:value-type="float" office:value="1.58395859285428" calcext:value-type="float">
            <text:p>1.5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H24]/[.AH22]" office:value-type="float" office:value="1.00853613371086" calcext:value-type="float">
            <text:p>1.009</text:p>
          </table:table-cell>
          <table:table-cell table:style-name="ce23" table:formula="of:=[.AI24]/[.AI22]" office:value-type="float" office:value="1.02849522475316" calcext:value-type="float">
            <text:p>1.028</text:p>
          </table:table-cell>
          <table:table-cell table:style-name="ce23" table:formula="of:=[.AJ24]/[.AJ22]" office:value-type="float" office:value="1.06146169712355" calcext:value-type="float">
            <text:p>1.061</text:p>
          </table:table-cell>
          <table:table-cell table:style-name="ce23" table:formula="of:=[.AK24]/[.AK22]" office:value-type="float" office:value="1.08741267936082" calcext:value-type="float">
            <text:p>1.08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N24]/[.AN22]" office:value-type="float" office:value="1.00565323425787" calcext:value-type="float">
            <text:p>1.006</text:p>
          </table:table-cell>
          <table:table-cell table:style-name="ce23" table:formula="of:=[.AO24]/[.AO22]" office:value-type="float" office:value="1.02479550151925" calcext:value-type="float">
            <text:p>1.025</text:p>
          </table:table-cell>
          <table:table-cell table:style-name="ce23" table:formula="of:=[.AP24]/[.AP22]" office:value-type="float" office:value="1.02733880247188" calcext:value-type="float">
            <text:p>1.027</text:p>
          </table:table-cell>
          <table:table-cell table:style-name="ce23" table:formula="of:=[.AQ24]/[.AQ22]" office:value-type="float" office:value="1.01938233917332" calcext:value-type="float">
            <text:p>1.019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T24]/[.AT22]" office:value-type="float" office:value="1.00377610758021" calcext:value-type="float">
            <text:p>1.004</text:p>
          </table:table-cell>
          <table:table-cell table:style-name="ce23" table:formula="of:=[.AU24]/[.AU22]" office:value-type="float" office:value="1.01747387141445" calcext:value-type="float">
            <text:p>1.017</text:p>
          </table:table-cell>
          <table:table-cell table:style-name="ce23" table:formula="of:=[.AV24]/[.AV22]" office:value-type="float" office:value="1.00740808042103" calcext:value-type="float">
            <text:p>1.007</text:p>
          </table:table-cell>
          <table:table-cell table:style-name="ce23" table:formula="of:=[.AW24]/[.AW22]" office:value-type="float" office:value="1.00465684126175" calcext:value-type="float">
            <text:p>1.00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Z24]/[.AZ22]" office:value-type="float" office:value="1.00483028617558" calcext:value-type="float">
            <text:p>1.005</text:p>
          </table:table-cell>
          <table:table-cell table:style-name="ce23" table:formula="of:=[.BA24]/[.BA22]" office:value-type="float" office:value="1.02357556568208" calcext:value-type="float">
            <text:p>1.024</text:p>
          </table:table-cell>
          <table:table-cell table:style-name="ce23" table:formula="of:=[.BB24]/[.BB22]" office:value-type="float" office:value="1.0016845168236" calcext:value-type="float">
            <text:p>1.002</text:p>
          </table:table-cell>
          <table:table-cell table:style-name="ce23" table:formula="of:=[.BC24]/[.BC22]" office:value-type="float" office:value="1.00352619228301" calcext:value-type="float">
            <text:p>1.004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F24]/[.BF22]" office:value-type="float" office:value="1.00800307292264" calcext:value-type="float">
            <text:p>1.008</text:p>
          </table:table-cell>
          <table:table-cell table:style-name="ce23" table:formula="of:=[.BG24]/[.BG22]" office:value-type="float" office:value="1.03080281529192" calcext:value-type="float">
            <text:p>1.031</text:p>
          </table:table-cell>
          <table:table-cell table:style-name="ce23" table:formula="of:=[.BH24]/[.BH22]" office:value-type="float" office:value="1.00524671806596" calcext:value-type="float">
            <text:p>1.005</text:p>
          </table:table-cell>
          <table:table-cell table:style-name="ce23" table:formula="of:=[.BI24]/[.BI22]" office:value-type="float" office:value="1.00351913083998" calcext:value-type="float">
            <text:p>1.004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L24]/[.BL22]" office:value-type="float" office:value="1.00731651573323" calcext:value-type="float">
            <text:p>1.007</text:p>
          </table:table-cell>
          <table:table-cell table:style-name="ce23" table:formula="of:=[.BM24]/[.BM22]" office:value-type="float" office:value="1.01771927436545" calcext:value-type="float">
            <text:p>1.018</text:p>
          </table:table-cell>
          <table:table-cell table:style-name="ce23" table:formula="of:=[.BN24]/[.BN22]" office:value-type="float" office:value="1.00513091378709" calcext:value-type="float">
            <text:p>1.005</text:p>
          </table:table-cell>
          <table:table-cell table:style-name="ce23" table:formula="of:=[.BO24]/[.BO22]" office:value-type="float" office:value="1.00164528892621" calcext:value-type="float">
            <text:p>1.002</text:p>
          </table:table-cell>
          <table:table-cell table:number-columns-repeated="5"/>
          <table:table-cell table:style-name="ce2" office:value-type="string" calcext:value-type="string">
            <text:p>times x = WCET</text:p>
          </table:table-cell>
          <table:table-cell table:style-name="ce4" table:formula="of:=[.BV24]/[.BV22]" office:value-type="float" office:value="1.00307696531091" calcext:value-type="float">
            <text:p>1.00</text:p>
          </table:table-cell>
          <table:table-cell table:style-name="ce4" table:formula="of:=[.BW24]/[.BW24]" office:value-type="float" office:value="1" calcext:value-type="float">
            <text:p>1.00</text:p>
          </table:table-cell>
          <table:table-cell table:style-name="ce4" table:formula="of:=[.BX24]/[.BX22]" office:value-type="float" office:value="1.00318721199521" calcext:value-type="float">
            <text:p>1.00</text:p>
          </table:table-cell>
          <table:table-cell table:style-name="ce28" table:formula="of:=[.BY24]/[.BY22]" office:value-type="float" office:value="1.00372080229378" calcext:value-type="float">
            <text:p>1.00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CC24]/[.CC22]" office:value-type="float" office:value="1.00062405514987" calcext:value-type="float">
            <text:p>1.00</text:p>
          </table:table-cell>
          <table:table-cell table:style-name="ce4" table:formula="of:=[.CD24]/[.CD24]" office:value-type="float" office:value="1" calcext:value-type="float">
            <text:p>1.00</text:p>
          </table:table-cell>
          <table:table-cell table:style-name="ce4" table:formula="of:=[.CE24]/[.CE22]" office:value-type="float" office:value="1.00301303031553" calcext:value-type="float">
            <text:p>1.00</text:p>
          </table:table-cell>
          <table:table-cell table:style-name="ce33" table:formula="of:=[.CF24]/[.CF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WCET</text:p>
          </table:table-cell>
          <table:table-cell table:style-name="ce3" office:value-type="float" office:value="59075" calcext:value-type="float">
            <text:p>59075</text:p>
          </table:table-cell>
          <table:table-cell table:style-name="ce3" office:value-type="float" office:value="57511" calcext:value-type="float">
            <text:p>57511</text:p>
          </table:table-cell>
          <table:table-cell table:style-name="ce3" office:value-type="float" office:value="57913" calcext:value-type="float">
            <text:p>57913</text:p>
          </table:table-cell>
          <table:table-cell table:style-name="ce3" office:value-type="float" office:value="58573" calcext:value-type="float">
            <text:p>5857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7301" calcext:value-type="float">
            <text:p>37301</text:p>
          </table:table-cell>
          <table:table-cell table:style-name="ce3" office:value-type="float" office:value="38850" calcext:value-type="float">
            <text:p>38850</text:p>
          </table:table-cell>
          <table:table-cell table:style-name="ce3" office:value-type="float" office:value="42264" calcext:value-type="float">
            <text:p>42264</text:p>
          </table:table-cell>
          <table:table-cell table:style-name="ce3" office:value-type="float" office:value="58445" calcext:value-type="float">
            <text:p>58445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3" office:value-type="float" office:value="14735693" calcext:value-type="float">
            <text:p>14735693</text:p>
          </table:table-cell>
          <table:table-cell table:style-name="ce3" office:value-type="float" office:value="23987564" calcext:value-type="float">
            <text:p>23987564</text:p>
          </table:table-cell>
          <table:table-cell table:style-name="ce3" office:value-type="float" office:value="32990907" calcext:value-type="float">
            <text:p>32990907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23731876" calcext:value-type="float">
            <text:p>23731876</text:p>
          </table:table-cell>
          <table:table-cell table:style-name="ce3" office:value-type="float" office:value="32386461" calcext:value-type="float">
            <text:p>32386461</text:p>
          </table:table-cell>
          <table:table-cell table:style-name="ce3" office:value-type="float" office:value="39728154" calcext:value-type="float">
            <text:p>39728154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864643" calcext:value-type="float">
            <text:p>1864643</text:p>
          </table:table-cell>
          <table:table-cell table:style-name="ce3" office:value-type="float" office:value="7505903" calcext:value-type="float">
            <text:p>7505903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3" office:value-type="float" office:value="763524" calcext:value-type="float">
            <text:p>763524</text:p>
          </table:table-cell>
          <table:table-cell table:style-name="ce3" office:value-type="float" office:value="7278808" calcext:value-type="float">
            <text:p>7278808</text:p>
          </table:table-cell>
          <table:table-cell table:style-name="ce3" office:value-type="float" office:value="14803623" calcext:value-type="float">
            <text:p>14803623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3" office:value-type="float" office:value="3691421" calcext:value-type="float">
            <text:p>3691421</text:p>
          </table:table-cell>
          <table:table-cell table:style-name="ce3" office:value-type="float" office:value="88689959" calcext:value-type="float">
            <text:p>88689959</text:p>
          </table:table-cell>
          <table:table-cell table:style-name="ce3" office:value-type="float" office:value="172661923" calcext:value-type="float">
            <text:p>172661923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5554105" calcext:value-type="float">
            <text:p>5554105</text:p>
          </table:table-cell>
          <table:table-cell table:style-name="ce3" office:value-type="float" office:value="9961698" calcext:value-type="float">
            <text:p>9961698</text:p>
          </table:table-cell>
          <table:table-cell table:style-name="ce3" office:value-type="float" office:value="171673365" calcext:value-type="float">
            <text:p>171673365</text:p>
          </table:table-cell>
          <table:table-cell table:style-name="ce3" office:value-type="float" office:value="262671814" calcext:value-type="float">
            <text:p>262671814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0181885" calcext:value-type="float">
            <text:p>10181885</text:p>
          </table:table-cell>
          <table:table-cell table:style-name="ce3" office:value-type="float" office:value="21290078" calcext:value-type="float">
            <text:p>21290078</text:p>
          </table:table-cell>
          <table:table-cell table:style-name="ce3" office:value-type="float" office:value="178345040" calcext:value-type="float">
            <text:p>178345040</text:p>
          </table:table-cell>
          <table:table-cell table:style-name="ce3" office:value-type="float" office:value="270121087" calcext:value-type="float">
            <text:p>270121087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3" office:value-type="float" office:value="38472236" calcext:value-type="float">
            <text:p>38472236</text:p>
          </table:table-cell>
          <table:table-cell table:style-name="ce3" office:value-type="float" office:value="186146366" calcext:value-type="float">
            <text:p>186146366</text:p>
          </table:table-cell>
          <table:table-cell table:style-name="ce3" office:value-type="float" office:value="277177990" calcext:value-type="float">
            <text:p>277177990</text:p>
          </table:table-cell>
          <table:table-cell/>
          <table:table-cell table:style-name="Default" office:value-type="string" calcext:value-type="string">
            <text:p>WCET</text:p>
          </table:table-cell>
          <table:table-cell table:style-name="ce3" office:value-type="float" office:value="25391233" calcext:value-type="float">
            <text:p>25391233</text:p>
          </table:table-cell>
          <table:table-cell table:style-name="ce3" office:value-type="float" office:value="59193827" calcext:value-type="float">
            <text:p>59193827</text:p>
          </table:table-cell>
          <table:table-cell table:style-name="ce3" office:value-type="float" office:value="196071406" calcext:value-type="float">
            <text:p>196071406</text:p>
          </table:table-cell>
          <table:table-cell table:style-name="ce3" office:value-type="float" office:value="286065318" calcext:value-type="float">
            <text:p>286065318</text:p>
          </table:table-cell>
          <table:table-cell table:number-columns-repeated="5"/>
          <table:table-cell office:value-type="string" calcext:value-type="string">
            <text:p>WCET</text:p>
          </table:table-cell>
          <table:table-cell table:style-name="ce3" office:value-type="float" office:value="53785678" calcext:value-type="float">
            <text:p>53785678</text:p>
          </table:table-cell>
          <table:table-cell table:style-name="ce3" office:value-type="float" office:value="99781407" calcext:value-type="float">
            <text:p>99781407</text:p>
          </table:table-cell>
          <table:table-cell table:style-name="ce3" office:value-type="float" office:value="138162142" calcext:value-type="float">
            <text:p>138162142</text:p>
          </table:table-cell>
          <table:table-cell table:style-name="ce3" office:value-type="float" office:value="179544737" calcext:value-type="float">
            <text:p>179544737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07596062" calcext:value-type="float">
            <text:p>107596062</text:p>
          </table:table-cell>
          <table:table-cell table:style-name="ce3" office:value-type="float" office:value="200836258" calcext:value-type="float">
            <text:p>200836258</text:p>
          </table:table-cell>
          <table:table-cell table:style-name="ce3" office:value-type="float" office:value="276684336" calcext:value-type="float">
            <text:p>276684336</text:p>
          </table:table-cell>
          <table:table-cell table:style-name="ce3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24]/[.$B24]" office:value-type="float" office:value="1" calcext:value-type="float">
            <text:p>1.00</text:p>
          </table:table-cell>
          <table:table-cell table:style-name="ce5" table:formula="of:=[.C24]/[.$B24]" office:value-type="float" office:value="0.973525179856115" calcext:value-type="float">
            <text:p>0.97</text:p>
          </table:table-cell>
          <table:table-cell table:style-name="ce5" table:formula="of:=[.D24]/[.$B24]" office:value-type="float" office:value="0.98033008887008" calcext:value-type="float">
            <text:p>0.98</text:p>
          </table:table-cell>
          <table:table-cell table:style-name="ce5" table:formula="of:=[.E24]/[.$B24]" office:value-type="float" office:value="0.991502327549725" calcext:value-type="float">
            <text:p>0.99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24]/[.$I24]" office:value-type="float" office:value="1" calcext:value-type="float">
            <text:p>1.00</text:p>
          </table:table-cell>
          <table:table-cell table:style-name="ce5" table:formula="of:=[.J24]/[.$I24]" office:value-type="float" office:value="1.04152703680866" calcext:value-type="float">
            <text:p>1.04</text:p>
          </table:table-cell>
          <table:table-cell table:style-name="ce5" table:formula="of:=[.K24]/[.$I24]" office:value-type="float" office:value="1.13305273317069" calcext:value-type="float">
            <text:p>1.13</text:p>
          </table:table-cell>
          <table:table-cell table:style-name="ce5" table:formula="of:=[.L24]/[.$I24]" office:value-type="float" office:value="1.56684807377818" calcext:value-type="float">
            <text:p>1.57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P24]/[.$P24]" office:value-type="float" office:value="1" calcext:value-type="float">
            <text:p>1.00</text:p>
          </table:table-cell>
          <table:table-cell table:style-name="ce5" table:formula="of:=[.Q24]/[.$P24]" office:value-type="float" office:value="1.92906645036654" calcext:value-type="float">
            <text:p>1.93</text:p>
          </table:table-cell>
          <table:table-cell table:style-name="ce5" table:formula="of:=[.R24]/[.$P24]" office:value-type="float" office:value="3.14023948099491" calcext:value-type="float">
            <text:p>3.14</text:p>
          </table:table-cell>
          <table:table-cell table:style-name="ce5" table:formula="of:=[.S24]/[.$P24]" office:value-type="float" office:value="4.31887742645445" calcext:value-type="float">
            <text:p>4.32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W24]/[.$W24]" office:value-type="float" office:value="1" calcext:value-type="float">
            <text:p>1.00</text:p>
          </table:table-cell>
          <table:table-cell table:style-name="ce5" table:formula="of:=[.X24]/[.$W24]" office:value-type="float" office:value="1.83382713191245" calcext:value-type="float">
            <text:p>1.83</text:p>
          </table:table-cell>
          <table:table-cell table:style-name="ce5" table:formula="of:=[.Y24]/[.$W24]" office:value-type="float" office:value="2.50259064594912" calcext:value-type="float">
            <text:p>2.50</text:p>
          </table:table-cell>
          <table:table-cell table:style-name="ce5" table:formula="of:=[.Z24]/[.$W24]" office:value-type="float" office:value="3.06990339516338" calcext:value-type="float">
            <text:p>3.07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AD24]/[.$AD24]" office:value-type="float" office:value="1" calcext:value-type="float">
            <text:p>1.00</text:p>
          </table:table-cell>
          <table:table-cell table:style-name="ce5" table:formula="of:=[.AE24]/[.$AD24]" office:value-type="float" office:value="4.02538341119453" calcext:value-type="float">
            <text:p>4.03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H24]/[.$AH24]" office:value-type="float" office:value="1" calcext:value-type="float">
            <text:p>1.000</text:p>
          </table:table-cell>
          <table:table-cell table:style-name="ce20" table:formula="of:=[.AI24]/[.$AH24]" office:value-type="float" office:value="1.13057719074836" calcext:value-type="float">
            <text:p>1.131</text:p>
          </table:table-cell>
          <table:table-cell table:style-name="ce20" table:formula="of:=[.AJ24]/[.$AH24]" office:value-type="float" office:value="10.7779903456037" calcext:value-type="float">
            <text:p>10.778</text:p>
          </table:table-cell>
          <table:table-cell table:style-name="ce20" table:formula="of:=[.AK24]/[.$AH24]" office:value-type="float" office:value="21.9202520212041" calcext:value-type="float">
            <text:p>21.92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N24]/[.$AN24]" office:value-type="float" office:value="1" calcext:value-type="float">
            <text:p>1.000</text:p>
          </table:table-cell>
          <table:table-cell table:style-name="ce20" table:formula="of:=[.AO24]/[.$AN24]" office:value-type="float" office:value="1.48753810097181" calcext:value-type="float">
            <text:p>1.488</text:p>
          </table:table-cell>
          <table:table-cell table:style-name="ce20" table:formula="of:=[.AP24]/[.$AN24]" office:value-type="float" office:value="35.7395412731648" calcext:value-type="float">
            <text:p>35.740</text:p>
          </table:table-cell>
          <table:table-cell table:style-name="ce20" table:formula="of:=[.AQ24]/[.$AN24]" office:value-type="float" office:value="69.5778642017695" calcext:value-type="float">
            <text:p>69.57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T24]/[.$AT24]" office:value-type="float" office:value="1" calcext:value-type="float">
            <text:p>1.000</text:p>
          </table:table-cell>
          <table:table-cell table:style-name="ce20" table:formula="of:=[.AU24]/[.$AT24]" office:value-type="float" office:value="1.7935739421563" calcext:value-type="float">
            <text:p>1.794</text:p>
          </table:table-cell>
          <table:table-cell table:style-name="ce20" table:formula="of:=[.AV24]/[.$AT24]" office:value-type="float" office:value="30.9092761119928" calcext:value-type="float">
            <text:p>30.909</text:p>
          </table:table-cell>
          <table:table-cell table:style-name="ce20" table:formula="of:=[.AW24]/[.$AT24]" office:value-type="float" office:value="47.2932747940487" calcext:value-type="float">
            <text:p>47.293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Z24]/[.$AZ24]" office:value-type="float" office:value="1" calcext:value-type="float">
            <text:p>1.000</text:p>
          </table:table-cell>
          <table:table-cell table:style-name="ce20" table:formula="of:=[.BA24]/[.$AZ24]" office:value-type="float" office:value="2.09097608154089" calcext:value-type="float">
            <text:p>2.091</text:p>
          </table:table-cell>
          <table:table-cell table:style-name="ce20" table:formula="of:=[.BB24]/[.$AZ24]" office:value-type="float" office:value="17.5159157660885" calcext:value-type="float">
            <text:p>17.516</text:p>
          </table:table-cell>
          <table:table-cell table:style-name="ce20" table:formula="of:=[.BC24]/[.$AZ24]" office:value-type="float" office:value="26.5295755157321" calcext:value-type="float">
            <text:p>26.53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BF24]/[.$BF24]" office:value-type="float" office:value="1" calcext:value-type="float">
            <text:p>1.000</text:p>
          </table:table-cell>
          <table:table-cell table:style-name="ce20" table:formula="of:=[.BG24]/[.$BF24]" office:value-type="float" office:value="2.2243130050341" calcext:value-type="float">
            <text:p>2.224</text:p>
          </table:table-cell>
          <table:table-cell table:style-name="ce20" table:formula="of:=[.BH24]/[.$BF24]" office:value-type="float" office:value="10.7622489821917" calcext:value-type="float">
            <text:p>10.762</text:p>
          </table:table-cell>
          <table:table-cell table:style-name="ce20" table:formula="of:=[.BI24]/[.$BF24]" office:value-type="float" office:value="16.02533858095" calcext:value-type="float">
            <text:p>16.025</text:p>
          </table:table-cell>
          <table:table-cell/>
          <table:table-cell table:style-name="Default" office:value-type="string" calcext:value-type="string">
            <text:p>Slowdown factor</text:p>
          </table:table-cell>
          <table:table-cell table:style-name="ce20" table:formula="of:=[.BL24]/[.$BL24]" office:value-type="float" office:value="1" calcext:value-type="float">
            <text:p>1.000</text:p>
          </table:table-cell>
          <table:table-cell table:style-name="ce20" table:formula="of:=[.BM24]/[.$BL24]" office:value-type="float" office:value="2.33127028529887" calcext:value-type="float">
            <text:p>2.331</text:p>
          </table:table-cell>
          <table:table-cell table:style-name="ce20" table:formula="of:=[.BN24]/[.$BL24]" office:value-type="float" office:value="7.72201200311934" calcext:value-type="float">
            <text:p>7.722</text:p>
          </table:table-cell>
          <table:table-cell table:style-name="ce20" table:formula="of:=[.BO24]/[.$BL24]" office:value-type="float" office:value="11.2663027431555" calcext:value-type="float">
            <text:p>11.266</text:p>
          </table:table-cell>
          <table:table-cell table:number-columns-repeated="5"/>
          <table:table-cell office:value-type="string" calcext:value-type="string">
            <text:p>Slowdown factor</text:p>
          </table:table-cell>
          <table:table-cell table:style-name="ce5" table:formula="of:=[.BV24]/[.$BV24]" office:value-type="float" office:value="1" calcext:value-type="float">
            <text:p>1.00</text:p>
          </table:table-cell>
          <table:table-cell table:style-name="ce5" table:formula="of:=[.BW24]/[.$BV24]" office:value-type="float" office:value="1.85516685315373" calcext:value-type="float">
            <text:p>1.86</text:p>
          </table:table-cell>
          <table:table-cell table:style-name="ce5" table:formula="of:=[.BX24]/[.$BV24]" office:value-type="float" office:value="2.56875337706071" calcext:value-type="float">
            <text:p>2.57</text:p>
          </table:table-cell>
          <table:table-cell table:style-name="ce5" table:formula="of:=[.BY24]/[.$BV24]" office:value-type="float" office:value="3.33815141272366" calcext:value-type="float">
            <text:p>3.34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CC24]/[.$CC24]" office:value-type="float" office:value="1" calcext:value-type="float">
            <text:p>1.00</text:p>
          </table:table-cell>
          <table:table-cell table:style-name="ce5" table:formula="of:=[.CD24]/[.$CC24]" office:value-type="float" office:value="1.86657628789425" calcext:value-type="float">
            <text:p>1.87</text:p>
          </table:table-cell>
          <table:table-cell table:style-name="ce5" table:formula="of:=[.CE24]/[.$CC24]" office:value-type="float" office:value="2.57150987551942" calcext:value-type="float">
            <text:p>2.57</text:p>
          </table:table-cell>
          <table:table-cell table:style-name="ce34" table:formula="of:=[.CF24]/[.$CC24]" office:value-type="float" office:value="0" calcext:value-type="float">
            <text:p>0.00</text:p>
          </table:table-cell>
        </table:table-row>
        <table:table-row table:style-name="ro2">
          <table:table-cell table:number-columns-repeated="62"/>
          <table:table-cell table:style-name="Default"/>
          <table:table-cell table:number-columns-repeated="13"/>
          <table:table-cell table:style-name="ce25"/>
          <table:table-cell table:number-columns-repeated="6"/>
          <table:table-cell table:style-name="ce31"/>
        </table:table-row>
        <table:table-row table:style-name="ro2"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5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3"/>
          <table:table-cell table:style-name="ce29"/>
          <table:table-cell table:number-columns-repeated="2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3"/>
          <table:table-cell table:style-name="ce31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66" calcext:value-type="float">
            <text:p>366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66" calcext:value-type="float">
            <text:p>466</text:p>
          </table:table-cell>
          <table:table-cell office:value-type="float" office:value="4666" calcext:value-type="float">
            <text:p>4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/>
          <table:table-cell table:style-name="Default" office:value-type="string" calcext:value-type="string">
            <text:p>Benchmark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66" calcext:value-type="float">
            <text:p>766</text:p>
          </table:table-cell>
          <table:table-cell office:value-type="float" office:value="7666" calcext:value-type="float">
            <text:p>7666</text:p>
          </table:table-cell>
          <table:table-cell table:number-columns-repeated="5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table:style-name="ce25" office:value-type="float" office:value="6666" calcext:value-type="float">
            <text:p>6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table:style-name="ce31" office:value-type="float" office:value="6666" calcext:value-type="float">
            <text:p>6666</text:p>
          </table:table-cell>
        </table:table-row>
        <table:table-row table:style-name="ro2">
          <table:table-cell office:value-type="string" calcext:value-type="string">
            <text:p>Median (cycles)</text:p>
          </table:table-cell>
          <table:table-cell table:style-name="ce3" office:value-type="float" office:value="54846" calcext:value-type="float">
            <text:p>54846</text:p>
          </table:table-cell>
          <table:table-cell table:style-name="ce3" office:value-type="float" office:value="54735" calcext:value-type="float">
            <text:p>54735</text:p>
          </table:table-cell>
          <table:table-cell table:style-name="ce3" office:value-type="float" office:value="55195" calcext:value-type="float">
            <text:p>55195</text:p>
          </table:table-cell>
          <table:table-cell table:style-name="ce3" office:value-type="float" office:value="55377.5" calcext:value-type="float">
            <text:p>55377.5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7064.5" calcext:value-type="float">
            <text:p>37064.5</text:p>
          </table:table-cell>
          <table:table-cell table:style-name="ce3" office:value-type="float" office:value="39348" calcext:value-type="float">
            <text:p>39348</text:p>
          </table:table-cell>
          <table:table-cell table:style-name="ce3" office:value-type="float" office:value="40147" calcext:value-type="float">
            <text:p>40147</text:p>
          </table:table-cell>
          <table:table-cell table:style-name="ce3" office:value-type="float" office:value="41300.5" calcext:value-type="float">
            <text:p>41300.5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10266084" calcext:value-type="float">
            <text:p>10266084</text:p>
          </table:table-cell>
          <table:table-cell table:style-name="ce3" office:value-type="float" office:value="18953066" calcext:value-type="float">
            <text:p>18953066</text:p>
          </table:table-cell>
          <table:table-cell table:style-name="ce3" office:value-type="float" office:value="20684101" calcext:value-type="float">
            <text:p>20684101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9378641" calcext:value-type="float">
            <text:p>19378641</text:p>
          </table:table-cell>
          <table:table-cell table:style-name="ce3" office:value-type="float" office:value="30489613" calcext:value-type="float">
            <text:p>30489613</text:p>
          </table:table-cell>
          <table:table-cell table:style-name="ce3" office:value-type="float" office:value="37702173" calcext:value-type="float">
            <text:p>37702173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23777338.5" calcext:value-type="float">
            <text:p>23777338.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759455.5" calcext:value-type="float">
            <text:p>759455.5</text:p>
          </table:table-cell>
          <table:table-cell table:style-name="ce3" office:value-type="float" office:value="2829764" calcext:value-type="float">
            <text:p>2829764</text:p>
          </table:table-cell>
          <table:table-cell table:style-name="ce3" office:value-type="float" office:value="7385897" calcext:value-type="float">
            <text:p>7385897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3382206" calcext:value-type="float">
            <text:p>3382206</text:p>
          </table:table-cell>
          <table:table-cell table:style-name="ce3" office:value-type="float" office:value="24776162" calcext:value-type="float">
            <text:p>24776162</text:p>
          </table:table-cell>
          <table:table-cell table:style-name="ce3" office:value-type="float" office:value="70023281" calcext:value-type="float">
            <text:p>70023281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5533211" calcext:value-type="float">
            <text:p>5533211</text:p>
          </table:table-cell>
          <table:table-cell table:style-name="ce3" office:value-type="float" office:value="8518493" calcext:value-type="float">
            <text:p>8518493</text:p>
          </table:table-cell>
          <table:table-cell table:style-name="ce3" office:value-type="float" office:value="60179785" calcext:value-type="float">
            <text:p>60179785</text:p>
          </table:table-cell>
          <table:table-cell table:style-name="ce3" office:value-type="float" office:value="165308769" calcext:value-type="float">
            <text:p>165308769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0132940" calcext:value-type="float">
            <text:p>10132940</text:p>
          </table:table-cell>
          <table:table-cell table:style-name="ce3" office:value-type="float" office:value="17053285" calcext:value-type="float">
            <text:p>17053285</text:p>
          </table:table-cell>
          <table:table-cell table:style-name="ce3" office:value-type="float" office:value="190394497" calcext:value-type="float">
            <text:p>190394497</text:p>
          </table:table-cell>
          <table:table-cell table:style-name="ce3" office:value-type="float" office:value="327164864" calcext:value-type="float">
            <text:p>327164864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30648315.5" calcext:value-type="float">
            <text:p>30648315.5</text:p>
          </table:table-cell>
          <table:table-cell table:style-name="ce3" office:value-type="float" office:value="218686497" calcext:value-type="float">
            <text:p>218686497</text:p>
          </table:table-cell>
          <table:table-cell table:style-name="ce3" office:value-type="float" office:value="333760443" calcext:value-type="float">
            <text:p>333760443</text:p>
          </table:table-cell>
          <table:table-cell/>
          <table:table-cell table:style-name="Default" office:value-type="string" calcext:value-type="string">
            <text:p>Median (cycles)</text:p>
          </table:table-cell>
          <table:table-cell table:style-name="ce3" office:value-type="float" office:value="25206807" calcext:value-type="float">
            <text:p>25206807</text:p>
          </table:table-cell>
          <table:table-cell table:style-name="ce3" office:value-type="float" office:value="48008344.5" calcext:value-type="float">
            <text:p>48008344.5</text:p>
          </table:table-cell>
          <table:table-cell table:style-name="ce3" office:value-type="float" office:value="229595675.5" calcext:value-type="float">
            <text:p>229595675.5</text:p>
          </table:table-cell>
          <table:table-cell table:style-name="ce3" office:value-type="float" office:value="342818535.5" calcext:value-type="float">
            <text:p>342818535.5</text:p>
          </table:table-cell>
          <table:table-cell table:number-columns-repeated="5"/>
          <table:table-cell office:value-type="string" calcext:value-type="string">
            <text:p>Median (cycles)</text:p>
          </table:table-cell>
          <table:table-cell table:style-name="ce3" office:value-type="float" office:value="53620689" calcext:value-type="float">
            <text:p>53620689</text:p>
          </table:table-cell>
          <table:table-cell table:style-name="ce3" office:value-type="float" office:value="105101050" calcext:value-type="float">
            <text:p>105101050</text:p>
          </table:table-cell>
          <table:table-cell table:style-name="ce3" office:value-type="float" office:value="155205023" calcext:value-type="float">
            <text:p>155205023</text:p>
          </table:table-cell>
          <table:table-cell table:style-name="ce3" office:value-type="float" office:value="205436001" calcext:value-type="float">
            <text:p>205436001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107528958" calcext:value-type="float">
            <text:p>107528958</text:p>
          </table:table-cell>
          <table:table-cell table:style-name="ce3" office:value-type="float" office:value="210697274" calcext:value-type="float">
            <text:p>210697274</text:p>
          </table:table-cell>
          <table:table-cell table:style-name="ce3" office:value-type="float" office:value="310538966" calcext:value-type="float">
            <text:p>310538966</text:p>
          </table:table-cell>
          <table:table-cell table:style-name="ce3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32]/[.B30]" office:value-type="float" office:value="1.07710680815374" calcext:value-type="float">
            <text:p>1.08</text:p>
          </table:table-cell>
          <table:table-cell table:style-name="ce4" table:formula="of:=[.C32]/[.C30]" office:value-type="float" office:value="1.04962090070339" calcext:value-type="float">
            <text:p>1.05</text:p>
          </table:table-cell>
          <table:table-cell table:style-name="ce4" table:formula="of:=[.D32]/[.D30]" office:value-type="float" office:value="1.05011323489447" calcext:value-type="float">
            <text:p>1.05</text:p>
          </table:table-cell>
          <table:table-cell table:style-name="ce4" table:formula="of:=[.E32]/[.E30]" office:value-type="float" office:value="1.0587512979098" calcext:value-type="float">
            <text:p>1.06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32]/[.I30]" office:value-type="float" office:value="1.00638076866004" calcext:value-type="float">
            <text:p>1.01</text:p>
          </table:table-cell>
          <table:table-cell table:style-name="ce4" table:formula="of:=[.J32]/[.J30]" office:value-type="float" office:value="1.02800650604859" calcext:value-type="float">
            <text:p>1.03</text:p>
          </table:table-cell>
          <table:table-cell table:style-name="ce4" table:formula="of:=[.K32]/[.K30]" office:value-type="float" office:value="1.16651306448801" calcext:value-type="float">
            <text:p>1.17</text:p>
          </table:table-cell>
          <table:table-cell table:style-name="ce4" table:formula="of:=[.L32]/[.L30]" office:value-type="float" office:value="1.19260057384293" calcext:value-type="float">
            <text:p>1.19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P32]/[.P30]" office:value-type="float" office:value="1.00026398653983" calcext:value-type="float">
            <text:p>1.00</text:p>
          </table:table-cell>
          <table:table-cell table:style-name="ce4" table:formula="of:=[.Q32]/[.Q30]" office:value-type="float" office:value="1.49073707170134" calcext:value-type="float">
            <text:p>1.49</text:p>
          </table:table-cell>
          <table:table-cell table:style-name="ce4" table:formula="of:=[.R32]/[.R30]" office:value-type="float" office:value="1.1659316228836" calcext:value-type="float">
            <text:p>1.17</text:p>
          </table:table-cell>
          <table:table-cell table:style-name="ce4" table:formula="of:=[.S32]/[.S30]" office:value-type="float" office:value="1.49788501806291" calcext:value-type="float">
            <text:p>1.50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W32]/[.W30]" office:value-type="float" office:value="1.00865674775744" calcext:value-type="float">
            <text:p>1.01</text:p>
          </table:table-cell>
          <table:table-cell table:style-name="ce4" table:formula="of:=[.X32]/[.X30]" office:value-type="float" office:value="1.17628537522316" calcext:value-type="float">
            <text:p>1.18</text:p>
          </table:table-cell>
          <table:table-cell table:style-name="ce4" table:formula="of:=[.Y32]/[.Y30]" office:value-type="float" office:value="1.03703759703346" calcext:value-type="float">
            <text:p>1.04</text:p>
          </table:table-cell>
          <table:table-cell table:style-name="ce4" table:formula="of:=[.Z32]/[.Z30]" office:value-type="float" office:value="1.08943789526402" calcext:value-type="float">
            <text:p>1.09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AD32]/[.AD30]" office:value-type="float" office:value="1.00026398653983" calcext:value-type="float">
            <text:p>1.00</text:p>
          </table:table-cell>
          <table:table-cell table:style-name="ce4" table:formula="of:=[.AE32]/[.AE30]" office:value-type="float" office:value="1.34885008261122" calcext:value-type="float">
            <text:p>1.3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H32]/[.AH30]" office:value-type="float" office:value="1.00853613371086" calcext:value-type="float">
            <text:p>1.009</text:p>
          </table:table-cell>
          <table:table-cell table:style-name="ce23" table:formula="of:=[.AI32]/[.AI30]" office:value-type="float" office:value="1.02338978386489" calcext:value-type="float">
            <text:p>1.023</text:p>
          </table:table-cell>
          <table:table-cell table:style-name="ce23" table:formula="of:=[.AJ32]/[.AJ30]" office:value-type="float" office:value="1.12861920640732" calcext:value-type="float">
            <text:p>1.129</text:p>
          </table:table-cell>
          <table:table-cell table:style-name="ce23" table:formula="of:=[.AK32]/[.AK30]" office:value-type="float" office:value="1.09009575952657" calcext:value-type="float">
            <text:p>1.09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N32]/[.AN30]" office:value-type="float" office:value="1.00565323425787" calcext:value-type="float">
            <text:p>1.006</text:p>
          </table:table-cell>
          <table:table-cell table:style-name="ce23" table:formula="of:=[.AO32]/[.AO30]" office:value-type="float" office:value="1.02172398724383" calcext:value-type="float">
            <text:p>1.022</text:p>
          </table:table-cell>
          <table:table-cell table:style-name="ce23" table:formula="of:=[.AP32]/[.AP30]" office:value-type="float" office:value="1.08294307245812" calcext:value-type="float">
            <text:p>1.083</text:p>
          </table:table-cell>
          <table:table-cell table:style-name="ce23" table:formula="of:=[.AQ32]/[.AQ30]" office:value-type="float" office:value="1.02529864317555" calcext:value-type="float">
            <text:p>1.02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T32]/[.AT30]" office:value-type="float" office:value="1.00377610758021" calcext:value-type="float">
            <text:p>1.004</text:p>
          </table:table-cell>
          <table:table-cell table:style-name="ce23" table:formula="of:=[.AU32]/[.AU30]" office:value-type="float" office:value="1.01846019008292" calcext:value-type="float">
            <text:p>1.018</text:p>
          </table:table-cell>
          <table:table-cell table:style-name="ce23" table:formula="of:=[.AV32]/[.AV30]" office:value-type="float" office:value="1.1032675673401" calcext:value-type="float">
            <text:p>1.103</text:p>
          </table:table-cell>
          <table:table-cell table:style-name="ce23" table:formula="of:=[.AW32]/[.AW30]" office:value-type="float" office:value="1.01219613461643" calcext:value-type="float">
            <text:p>1.01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Z32]/[.AZ30]" office:value-type="float" office:value="1.00483028617558" calcext:value-type="float">
            <text:p>1.005</text:p>
          </table:table-cell>
          <table:table-cell table:style-name="ce23" table:formula="of:=[.BA32]/[.BA30]" office:value-type="float" office:value="1.02680410255268" calcext:value-type="float">
            <text:p>1.027</text:p>
          </table:table-cell>
          <table:table-cell table:style-name="ce23" table:formula="of:=[.BB32]/[.BB30]" office:value-type="float" office:value="1.01062955616832" calcext:value-type="float">
            <text:p>1.011</text:p>
          </table:table-cell>
          <table:table-cell table:style-name="ce23" table:formula="of:=[.BC32]/[.BC30]" office:value-type="float" office:value="1.00177854367638" calcext:value-type="float">
            <text:p>1.00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F32]/[.BF30]" office:value-type="float" office:value="1.00800307292264" calcext:value-type="float">
            <text:p>1.008</text:p>
          </table:table-cell>
          <table:table-cell table:style-name="ce23" table:formula="of:=[.BG32]/[.BG30]" office:value-type="float" office:value="1.02658274971099" calcext:value-type="float">
            <text:p>1.027</text:p>
          </table:table-cell>
          <table:table-cell table:style-name="ce23" table:formula="of:=[.BH32]/[.BH30]" office:value-type="float" office:value="1.00334225939885" calcext:value-type="float">
            <text:p>1.003</text:p>
          </table:table-cell>
          <table:table-cell table:style-name="ce23" table:formula="of:=[.BI32]/[.BI30]" office:value-type="float" office:value="1.00207090449002" calcext:value-type="float">
            <text:p>1.00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BL32]/[.BL30]" office:value-type="float" office:value="1.00731651573323" calcext:value-type="float">
            <text:p>1.007</text:p>
          </table:table-cell>
          <table:table-cell table:style-name="ce23" table:formula="of:=[.BM32]/[.BM30]" office:value-type="float" office:value="1.02416343475456" calcext:value-type="float">
            <text:p>1.024</text:p>
          </table:table-cell>
          <table:table-cell table:style-name="ce23" table:formula="of:=[.BN32]/[.BN30]" office:value-type="float" office:value="1.00159559407729" calcext:value-type="float">
            <text:p>1.002</text:p>
          </table:table-cell>
          <table:table-cell table:style-name="ce23" table:formula="of:=[.BO32]/[.BO30]" office:value-type="float" office:value="1.00289038192919" calcext:value-type="float">
            <text:p>1.003</text:p>
          </table:table-cell>
          <table:table-cell table:number-columns-repeated="5"/>
          <table:table-cell table:style-name="ce2" office:value-type="string" calcext:value-type="string">
            <text:p>times x = WCET</text:p>
          </table:table-cell>
          <table:table-cell table:style-name="ce4" table:formula="of:=[.BV32]/[.BV30]" office:value-type="float" office:value="1.00307696531091" calcext:value-type="float">
            <text:p>1.00</text:p>
          </table:table-cell>
          <table:table-cell table:style-name="ce4" table:formula="of:=[.BW32]/[.BW30]" office:value-type="float" office:value="1.00285770694013" calcext:value-type="float">
            <text:p>1.00</text:p>
          </table:table-cell>
          <table:table-cell table:style-name="ce4" table:formula="of:=[.BX32]/[.BX30]" office:value-type="float" office:value="1.00228761281779" calcext:value-type="float">
            <text:p>1.00</text:p>
          </table:table-cell>
          <table:table-cell table:style-name="ce28" table:formula="of:=[.BY32]/[.BY30]" office:value-type="float" office:value="1.00356496912145" calcext:value-type="float">
            <text:p>1.00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CC32]/[.CC30]" office:value-type="float" office:value="1.00062405514987" calcext:value-type="float">
            <text:p>1.00</text:p>
          </table:table-cell>
          <table:table-cell table:style-name="ce4" table:formula="of:=[.CD32]/[.CD30]" office:value-type="float" office:value="1.00242628673022" calcext:value-type="float">
            <text:p>1.00</text:p>
          </table:table-cell>
          <table:table-cell table:style-name="ce4" table:formula="of:=[.CE32]/[.CE30]" office:value-type="float" office:value="1.00767466650224" calcext:value-type="float">
            <text:p>1.01</text:p>
          </table:table-cell>
          <table:table-cell table:style-name="ce33" table:formula="of:=[.CF32]/[.CF30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WCET</text:p>
          </table:table-cell>
          <table:table-cell table:style-name="ce3" office:value-type="float" office:value="59075" calcext:value-type="float">
            <text:p>59075</text:p>
          </table:table-cell>
          <table:table-cell table:style-name="ce3" office:value-type="float" office:value="57451" calcext:value-type="float">
            <text:p>57451</text:p>
          </table:table-cell>
          <table:table-cell table:style-name="ce3" office:value-type="float" office:value="57961" calcext:value-type="float">
            <text:p>57961</text:p>
          </table:table-cell>
          <table:table-cell table:style-name="ce3" office:value-type="float" office:value="58631" calcext:value-type="float">
            <text:p>58631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7301" calcext:value-type="float">
            <text:p>37301</text:p>
          </table:table-cell>
          <table:table-cell table:style-name="ce3" office:value-type="float" office:value="40450" calcext:value-type="float">
            <text:p>40450</text:p>
          </table:table-cell>
          <table:table-cell table:style-name="ce3" office:value-type="float" office:value="46832" calcext:value-type="float">
            <text:p>46832</text:p>
          </table:table-cell>
          <table:table-cell table:style-name="ce3" office:value-type="float" office:value="49255" calcext:value-type="float">
            <text:p>49255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3" office:value-type="float" office:value="15304032" calcext:value-type="float">
            <text:p>15304032</text:p>
          </table:table-cell>
          <table:table-cell table:style-name="ce3" office:value-type="float" office:value="22097979" calcext:value-type="float">
            <text:p>22097979</text:p>
          </table:table-cell>
          <table:table-cell table:style-name="ce3" office:value-type="float" office:value="30982405" calcext:value-type="float">
            <text:p>30982405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22794812" calcext:value-type="float">
            <text:p>22794812</text:p>
          </table:table-cell>
          <table:table-cell table:style-name="ce3" office:value-type="float" office:value="31618875" calcext:value-type="float">
            <text:p>31618875</text:p>
          </table:table-cell>
          <table:table-cell table:style-name="ce3" office:value-type="float" office:value="41074176" calcext:value-type="float">
            <text:p>41074176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3" office:value-type="float" office:value="32072065" calcext:value-type="float">
            <text:p>32072065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3" office:value-type="float" office:value="777219" calcext:value-type="float">
            <text:p>777219</text:p>
          </table:table-cell>
          <table:table-cell table:style-name="ce3" office:value-type="float" office:value="3193726" calcext:value-type="float">
            <text:p>3193726</text:p>
          </table:table-cell>
          <table:table-cell table:style-name="ce3" office:value-type="float" office:value="8051335" calcext:value-type="float">
            <text:p>8051335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3" office:value-type="float" office:value="3455681" calcext:value-type="float">
            <text:p>3455681</text:p>
          </table:table-cell>
          <table:table-cell table:style-name="ce3" office:value-type="float" office:value="26831173" calcext:value-type="float">
            <text:p>26831173</text:p>
          </table:table-cell>
          <table:table-cell table:style-name="ce3" office:value-type="float" office:value="71794775" calcext:value-type="float">
            <text:p>71794775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5554105" calcext:value-type="float">
            <text:p>5554105</text:p>
          </table:table-cell>
          <table:table-cell table:style-name="ce3" office:value-type="float" office:value="8675746" calcext:value-type="float">
            <text:p>8675746</text:p>
          </table:table-cell>
          <table:table-cell table:style-name="ce3" office:value-type="float" office:value="66394405" calcext:value-type="float">
            <text:p>66394405</text:p>
          </table:table-cell>
          <table:table-cell table:style-name="ce3" office:value-type="float" office:value="167324897" calcext:value-type="float">
            <text:p>167324897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0181885" calcext:value-type="float">
            <text:p>10181885</text:p>
          </table:table-cell>
          <table:table-cell table:style-name="ce3" office:value-type="float" office:value="17510383" calcext:value-type="float">
            <text:p>17510383</text:p>
          </table:table-cell>
          <table:table-cell table:style-name="ce3" office:value-type="float" office:value="192418306" calcext:value-type="float">
            <text:p>192418306</text:p>
          </table:table-cell>
          <table:table-cell table:style-name="ce3" office:value-type="float" office:value="327746741" calcext:value-type="float">
            <text:p>327746741</text:p>
          </table:table-cell>
          <table:table-cell/>
          <table:table-cell office:value-type="string" calcext:value-type="string">
            <text:p>WCET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3" office:value-type="float" office:value="31463032" calcext:value-type="float">
            <text:p>31463032</text:p>
          </table:table-cell>
          <table:table-cell table:style-name="ce3" office:value-type="float" office:value="219417404" calcext:value-type="float">
            <text:p>219417404</text:p>
          </table:table-cell>
          <table:table-cell table:style-name="ce3" office:value-type="float" office:value="334451629" calcext:value-type="float">
            <text:p>334451629</text:p>
          </table:table-cell>
          <table:table-cell/>
          <table:table-cell table:style-name="Default" office:value-type="string" calcext:value-type="string">
            <text:p>WCET</text:p>
          </table:table-cell>
          <table:table-cell table:style-name="ce3" office:value-type="float" office:value="25391233" calcext:value-type="float">
            <text:p>25391233</text:p>
          </table:table-cell>
          <table:table-cell table:style-name="ce3" office:value-type="float" office:value="49168391" calcext:value-type="float">
            <text:p>49168391</text:p>
          </table:table-cell>
          <table:table-cell table:style-name="ce3" office:value-type="float" office:value="229962017" calcext:value-type="float">
            <text:p>229962017</text:p>
          </table:table-cell>
          <table:table-cell table:style-name="ce3" office:value-type="float" office:value="343809412" calcext:value-type="float">
            <text:p>343809412</text:p>
          </table:table-cell>
          <table:table-cell table:number-columns-repeated="5"/>
          <table:table-cell office:value-type="string" calcext:value-type="string">
            <text:p>WCET</text:p>
          </table:table-cell>
          <table:table-cell table:style-name="ce3" office:value-type="float" office:value="53785678" calcext:value-type="float">
            <text:p>53785678</text:p>
          </table:table-cell>
          <table:table-cell table:style-name="ce3" office:value-type="float" office:value="105401398" calcext:value-type="float">
            <text:p>105401398</text:p>
          </table:table-cell>
          <table:table-cell table:style-name="ce3" office:value-type="float" office:value="155560072" calcext:value-type="float">
            <text:p>155560072</text:p>
          </table:table-cell>
          <table:table-cell table:style-name="ce3" office:value-type="float" office:value="206168374" calcext:value-type="float">
            <text:p>206168374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107596062" calcext:value-type="float">
            <text:p>107596062</text:p>
          </table:table-cell>
          <table:table-cell table:style-name="ce3" office:value-type="float" office:value="211208486" calcext:value-type="float">
            <text:p>211208486</text:p>
          </table:table-cell>
          <table:table-cell table:style-name="ce3" office:value-type="float" office:value="312922249" calcext:value-type="float">
            <text:p>312922249</text:p>
          </table:table-cell>
          <table:table-cell table:style-name="ce3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32]/[.$B32]" office:value-type="float" office:value="1" calcext:value-type="float">
            <text:p>1.00</text:p>
          </table:table-cell>
          <table:table-cell table:style-name="ce5" table:formula="of:=[.C32]/[.$B32]" office:value-type="float" office:value="0.972509521794329" calcext:value-type="float">
            <text:p>0.97</text:p>
          </table:table-cell>
          <table:table-cell table:style-name="ce5" table:formula="of:=[.D32]/[.$B32]" office:value-type="float" office:value="0.981142615319509" calcext:value-type="float">
            <text:p>0.98</text:p>
          </table:table-cell>
          <table:table-cell table:style-name="ce5" table:formula="of:=[.E32]/[.$B32]" office:value-type="float" office:value="0.992484130342785" calcext:value-type="float">
            <text:p>0.99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32]/[.$I32]" office:value-type="float" office:value="1" calcext:value-type="float">
            <text:p>1.00</text:p>
          </table:table-cell>
          <table:table-cell table:style-name="ce5" table:formula="of:=[.J32]/[.$I32]" office:value-type="float" office:value="1.08442132918689" calcext:value-type="float">
            <text:p>1.08</text:p>
          </table:table-cell>
          <table:table-cell table:style-name="ce5" table:formula="of:=[.K32]/[.$I32]" office:value-type="float" office:value="1.25551593791051" calcext:value-type="float">
            <text:p>1.26</text:p>
          </table:table-cell>
          <table:table-cell table:style-name="ce5" table:formula="of:=[.L32]/[.$I32]" office:value-type="float" office:value="1.32047398193078" calcext:value-type="float">
            <text:p>1.32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P32]/[.$P32]" office:value-type="float" office:value="1" calcext:value-type="float">
            <text:p>1.00</text:p>
          </table:table-cell>
          <table:table-cell table:style-name="ce5" table:formula="of:=[.Q32]/[.$P32]" office:value-type="float" office:value="2.00346835988888" calcext:value-type="float">
            <text:p>2.00</text:p>
          </table:table-cell>
          <table:table-cell table:style-name="ce5" table:formula="of:=[.R32]/[.$P32]" office:value-type="float" office:value="2.89287174412526" calcext:value-type="float">
            <text:p>2.89</text:p>
          </table:table-cell>
          <table:table-cell table:style-name="ce5" table:formula="of:=[.S32]/[.$P32]" office:value-type="float" office:value="4.05594212889538" calcext:value-type="float">
            <text:p>4.06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W32]/[.$W32]" office:value-type="float" office:value="1" calcext:value-type="float">
            <text:p>1.00</text:p>
          </table:table-cell>
          <table:table-cell table:style-name="ce5" table:formula="of:=[.X32]/[.$W32]" office:value-type="float" office:value="1.76141762717973" calcext:value-type="float">
            <text:p>1.76</text:p>
          </table:table-cell>
          <table:table-cell table:style-name="ce5" table:formula="of:=[.Y32]/[.$W32]" office:value-type="float" office:value="2.44327717098928" calcext:value-type="float">
            <text:p>2.44</text:p>
          </table:table-cell>
          <table:table-cell table:style-name="ce5" table:formula="of:=[.Z32]/[.$W32]" office:value-type="float" office:value="3.17391420592908" calcext:value-type="float">
            <text:p>3.17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AD32]/[.$AD32]" office:value-type="float" office:value="1" calcext:value-type="float">
            <text:p>1.00</text:p>
          </table:table-cell>
          <table:table-cell table:style-name="ce5" table:formula="of:=[.AE32]/[.$AD32]" office:value-type="float" office:value="4.19859076770092" calcext:value-type="float">
            <text:p>4.2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H32]/[.$AH32]" office:value-type="float" office:value="1" calcext:value-type="float">
            <text:p>1.000</text:p>
          </table:table-cell>
          <table:table-cell table:style-name="ce20" table:formula="of:=[.AI32]/[.$AH32]" office:value-type="float" office:value="1.15085586519383" calcext:value-type="float">
            <text:p>1.151</text:p>
          </table:table-cell>
          <table:table-cell table:style-name="ce20" table:formula="of:=[.AJ32]/[.$AH32]" office:value-type="float" office:value="4.72906387893505" calcext:value-type="float">
            <text:p>4.729</text:p>
          </table:table-cell>
          <table:table-cell table:style-name="ce20" table:formula="of:=[.AK32]/[.$AH32]" office:value-type="float" office:value="11.9218985992241" calcext:value-type="float">
            <text:p>11.92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N32]/[.$AN32]" office:value-type="float" office:value="1" calcext:value-type="float">
            <text:p>1.000</text:p>
          </table:table-cell>
          <table:table-cell table:style-name="ce20" table:formula="of:=[.AO32]/[.$AN32]" office:value-type="float" office:value="1.39254155846877" calcext:value-type="float">
            <text:p>1.393</text:p>
          </table:table-cell>
          <table:table-cell table:style-name="ce20" table:formula="of:=[.AP32]/[.$AN32]" office:value-type="float" office:value="10.8122027076473" calcext:value-type="float">
            <text:p>10.812</text:p>
          </table:table-cell>
          <table:table-cell table:style-name="ce20" table:formula="of:=[.AQ32]/[.$AN32]" office:value-type="float" office:value="28.9312606888237" calcext:value-type="float">
            <text:p>28.931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T32]/[.$AT32]" office:value-type="float" office:value="1" calcext:value-type="float">
            <text:p>1.000</text:p>
          </table:table-cell>
          <table:table-cell table:style-name="ce20" table:formula="of:=[.AU32]/[.$AT32]" office:value-type="float" office:value="1.56204212919993" calcext:value-type="float">
            <text:p>1.562</text:p>
          </table:table-cell>
          <table:table-cell table:style-name="ce20" table:formula="of:=[.AV32]/[.$AT32]" office:value-type="float" office:value="11.9541141191965" calcext:value-type="float">
            <text:p>11.954</text:p>
          </table:table-cell>
          <table:table-cell table:style-name="ce20" table:formula="of:=[.AW32]/[.$AT32]" office:value-type="float" office:value="30.126347449319" calcext:value-type="float">
            <text:p>30.126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Z32]/[.$AZ32]" office:value-type="float" office:value="1" calcext:value-type="float">
            <text:p>1.000</text:p>
          </table:table-cell>
          <table:table-cell table:style-name="ce20" table:formula="of:=[.BA32]/[.$AZ32]" office:value-type="float" office:value="1.71975847301359" calcext:value-type="float">
            <text:p>1.720</text:p>
          </table:table-cell>
          <table:table-cell table:style-name="ce20" table:formula="of:=[.BB32]/[.$AZ32]" office:value-type="float" office:value="18.8981024633454" calcext:value-type="float">
            <text:p>18.898</text:p>
          </table:table-cell>
          <table:table-cell table:style-name="ce20" table:formula="of:=[.BC32]/[.$AZ32]" office:value-type="float" office:value="32.1892008208696" calcext:value-type="float">
            <text:p>32.189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BF32]/[.$BF32]" office:value-type="float" office:value="1" calcext:value-type="float">
            <text:p>1.000</text:p>
          </table:table-cell>
          <table:table-cell table:style-name="ce20" table:formula="of:=[.BG32]/[.$BF32]" office:value-type="float" office:value="1.81906846421414" calcext:value-type="float">
            <text:p>1.819</text:p>
          </table:table-cell>
          <table:table-cell table:style-name="ce20" table:formula="of:=[.BH32]/[.$BF32]" office:value-type="float" office:value="12.6858492250885" calcext:value-type="float">
            <text:p>12.686</text:p>
          </table:table-cell>
          <table:table-cell table:style-name="ce20" table:formula="of:=[.BI32]/[.$BF32]" office:value-type="float" office:value="19.3366745811068" calcext:value-type="float">
            <text:p>19.337</text:p>
          </table:table-cell>
          <table:table-cell/>
          <table:table-cell table:style-name="Default" office:value-type="string" calcext:value-type="string">
            <text:p>Slowdown factor</text:p>
          </table:table-cell>
          <table:table-cell table:style-name="ce20" table:formula="of:=[.BL32]/[.$BL32]" office:value-type="float" office:value="1" calcext:value-type="float">
            <text:p>1.000</text:p>
          </table:table-cell>
          <table:table-cell table:style-name="ce20" table:formula="of:=[.BM32]/[.$BL32]" office:value-type="float" office:value="1.93643179911744" calcext:value-type="float">
            <text:p>1.936</text:p>
          </table:table-cell>
          <table:table-cell table:style-name="ce20" table:formula="of:=[.BN32]/[.$BL32]" office:value-type="float" office:value="9.05674872110385" calcext:value-type="float">
            <text:p>9.057</text:p>
          </table:table-cell>
          <table:table-cell table:style-name="ce20" table:formula="of:=[.BO32]/[.$BL32]" office:value-type="float" office:value="13.5404772190464" calcext:value-type="float">
            <text:p>13.540</text:p>
          </table:table-cell>
          <table:table-cell table:number-columns-repeated="5"/>
          <table:table-cell office:value-type="string" calcext:value-type="string">
            <text:p>Slowdown factor</text:p>
          </table:table-cell>
          <table:table-cell table:style-name="ce5" table:formula="of:=[.BV32]/[.$BV32]" office:value-type="float" office:value="1" calcext:value-type="float">
            <text:p>1.00</text:p>
          </table:table-cell>
          <table:table-cell table:style-name="ce5" table:formula="of:=[.BW32]/[.$BV32]" office:value-type="float" office:value="1.9596554681341" calcext:value-type="float">
            <text:p>1.96</text:p>
          </table:table-cell>
          <table:table-cell table:style-name="ce5" table:formula="of:=[.BX32]/[.$BV32]" office:value-type="float" office:value="2.89222108532312" calcext:value-type="float">
            <text:p>2.89</text:p>
          </table:table-cell>
          <table:table-cell table:style-name="ce5" table:formula="of:=[.BY32]/[.$BV32]" office:value-type="float" office:value="3.83314632568172" calcext:value-type="float">
            <text:p>3.83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CC32]/[.$CC32]" office:value-type="float" office:value="1" calcext:value-type="float">
            <text:p>1.00</text:p>
          </table:table-cell>
          <table:table-cell table:style-name="ce5" table:formula="of:=[.CD32]/[.$CC32]" office:value-type="float" office:value="1.96297598698361" calcext:value-type="float">
            <text:p>1.96</text:p>
          </table:table-cell>
          <table:table-cell table:style-name="ce5" table:formula="of:=[.CE32]/[.$CC32]" office:value-type="float" office:value="2.90830577981562" calcext:value-type="float">
            <text:p>2.91</text:p>
          </table:table-cell>
          <table:table-cell table:style-name="ce34" table:formula="of:=[.CF32]/[.$CC32]" office:value-type="float" office:value="0" calcext:value-type="float">
            <text:p>0.00</text:p>
          </table:table-cell>
        </table:table-row>
        <table:table-row table:style-name="ro2" table:number-rows-repeated="2">
          <table:table-cell table:number-columns-repeated="84"/>
        </table:table-row>
        <table:table-row table:style-name="ro2">
          <table:table-cell table:number-columns-repeated="14"/>
          <table:table-cell table:style-name="ce3" table:number-columns-repeated="2"/>
          <table:table-cell table:number-columns-repeated="68"/>
        </table:table-row>
        <table:table-row table:style-name="ro1">
          <table:table-cell table:style-name="ce6" office:value-type="string" calcext:value-type="string">
            <text:p>Benchmarks on single core</text:p>
          </table:table-cell>
          <table:table-cell table:number-columns-repeated="83"/>
        </table:table-row>
        <table:table-row table:style-name="ro2">
          <table:table-cell table:style-name="ce8"/>
          <table:table-cell table:style-name="ce8" office:value-type="string" calcext:value-type="string">
            <text:p>Bench number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WCET</text:p>
          </table:table-cell>
          <table:table-cell table:style-name="ce8" office:value-type="string" calcext:value-type="string">
            <text:p>times x = WCET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älardalen bsort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54846.5" calcext:value-type="float">
            <text:p>54846.5</text:p>
          </table:table-cell>
          <table:table-cell table:style-name="ce3" office:value-type="float" office:value="57405" calcext:value-type="float">
            <text:p>57405</text:p>
          </table:table-cell>
          <table:table-cell table:style-name="ce20" table:formula="of:=[.E39]/[.D39]" office:value-type="float" office:value="1.04664837318699" calcext:value-type="float">
            <text:p>1.047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Mälardalen edn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7073.5" calcext:value-type="float">
            <text:p>37073.5</text:p>
          </table:table-cell>
          <table:table-cell table:style-name="ce3" office:value-type="float" office:value="37240" calcext:value-type="float">
            <text:p>37240</text:p>
          </table:table-cell>
          <table:table-cell table:style-name="ce20" table:formula="of:=[.E40]/[.D40]" office:value-type="float" office:value="1.00449107853318" calcext:value-type="float">
            <text:p>1.004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Linear array access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7636753" calcext:value-type="float">
            <text:p>7636753</text:p>
          </table:table-cell>
          <table:table-cell table:style-name="ce3" office:value-type="float" office:value="7638769" calcext:value-type="float">
            <text:p>7638769</text:p>
          </table:table-cell>
          <table:table-cell table:style-name="ce20" table:formula="of:=[.E41]/[.D41]" office:value-type="float" office:value="1.00026398653983" calcext:value-type="float">
            <text:p>1.000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Linear array write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2831294" calcext:value-type="float">
            <text:p>12831294</text:p>
          </table:table-cell>
          <table:table-cell table:style-name="ce3" office:value-type="float" office:value="12922655" calcext:value-type="float">
            <text:p>12922655</text:p>
          </table:table-cell>
          <table:table-cell table:style-name="ce20" table:formula="of:=[.E42]/[.D42]" office:value-type="float" office:value="1.00712017042085" calcext:value-type="float">
            <text:p>1.007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Random array access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31964051" calcext:value-type="float">
            <text:p>31964051</text:p>
          </table:table-cell>
          <table:table-cell table:style-name="ce3" office:value-type="float" office:value="31973225" calcext:value-type="float">
            <text:p>31973225</text:p>
          </table:table-cell>
          <table:table-cell table:style-name="ce20" table:formula="of:=[.E43]/[.D43]" office:value-type="float" office:value="1.00028700992875" calcext:value-type="float">
            <text:p>1.000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Random array wr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MB</text:p>
          </table:table-cell>
          <table:table-cell table:style-name="ce3" office:value-type="float" office:value="15320246" calcext:value-type="float">
            <text:p>15320246</text:p>
          </table:table-cell>
          <table:table-cell table:style-name="ce3" office:value-type="float" office:value="15339019" calcext:value-type="float">
            <text:p>15339019</text:p>
          </table:table-cell>
          <table:table-cell table:style-name="ce20" table:formula="of:=[.E44]/[.D44]" office:value-type="float" office:value="1.00122537196857" calcext:value-type="float">
            <text:p>1.001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Random array wr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MB</text:p>
          </table:table-cell>
          <table:table-cell table:style-name="ce3" office:value-type="float" office:value="26667622" calcext:value-type="float">
            <text:p>26667622</text:p>
          </table:table-cell>
          <table:table-cell table:style-name="ce3" office:value-type="float" office:value="26703406" calcext:value-type="float">
            <text:p>26703406</text:p>
          </table:table-cell>
          <table:table-cell table:style-name="ce20" table:formula="of:=[.E45]/[.D45]" office:value-type="float" office:value="1.00134185192815" calcext:value-type="float">
            <text:p>1.001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Random array wr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MB</text:p>
          </table:table-cell>
          <table:table-cell table:style-name="ce3" office:value-type="float" office:value="53620689" calcext:value-type="float">
            <text:p>53620689</text:p>
          </table:table-cell>
          <table:table-cell table:style-name="ce3" office:value-type="float" office:value="53785678" calcext:value-type="float">
            <text:p>53785678</text:p>
          </table:table-cell>
          <table:table-cell table:style-name="ce20" table:formula="of:=[.E46]/[.D46]" office:value-type="float" office:value="1.00307696531091" calcext:value-type="float">
            <text:p>1.003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Random array wr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MB</text:p>
          </table:table-cell>
          <table:table-cell table:style-name="ce3" office:value-type="float" office:value="107528958" calcext:value-type="float">
            <text:p>107528958</text:p>
          </table:table-cell>
          <table:table-cell table:style-name="ce3" office:value-type="float" office:value="107596062" calcext:value-type="float">
            <text:p>107596062</text:p>
          </table:table-cell>
          <table:table-cell table:style-name="ce20" table:formula="of:=[.E47]/[.D47]" office:value-type="float" office:value="1.00062405514987" calcext:value-type="float">
            <text:p>1.001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192x144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7665602" calcext:value-type="float">
            <text:p>17665602</text:p>
          </table:table-cell>
          <table:table-cell table:style-name="ce3" office:value-type="float" office:value="17818977" calcext:value-type="float">
            <text:p>17818977</text:p>
          </table:table-cell>
          <table:table-cell table:style-name="ce20" table:formula="of:=[.E48]/[.D48]" office:value-type="float" office:value="1.0086821269946" calcext:value-type="float">
            <text:p>1.009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32x32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20" table:formula="of:=[.E49]/[.D49]" office:value-type="float" office:value="1.00853613371086" calcext:value-type="float">
            <text:p>1.009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64x64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20" table:formula="of:=[.E50]/[.D50]" office:value-type="float" office:value="1.00565323425787" calcext:value-type="float">
            <text:p>1.006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96x96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5532965" calcext:value-type="float">
            <text:p>5532965</text:p>
          </table:table-cell>
          <table:table-cell table:style-name="ce3" office:value-type="float" office:value="5551069" calcext:value-type="float">
            <text:p>5551069</text:p>
          </table:table-cell>
          <table:table-cell table:style-name="ce20" table:formula="of:=[.E51]/[.D51]" office:value-type="float" office:value="1.0032720250354" calcext:value-type="float">
            <text:p>1.003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128x128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0136580" calcext:value-type="float">
            <text:p>10136580</text:p>
          </table:table-cell>
          <table:table-cell table:style-name="ce3" office:value-type="float" office:value="10194843" calcext:value-type="float">
            <text:p>10194843</text:p>
          </table:table-cell>
          <table:table-cell table:style-name="ce20" table:formula="of:=[.E52]/[.D52]" office:value-type="float" office:value="1.00574779659412" calcext:value-type="float">
            <text:p>1.006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160x160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20" table:formula="of:=[.E53]/[.D53]" office:value-type="float" office:value="1.00800307292264" calcext:value-type="float">
            <text:p>1.008</text:p>
          </table:table-cell>
          <table:table-cell table:number-columns-repeated="78"/>
        </table:table-row>
        <table:table-row table:style-name="ro2">
          <table:table-cell office:value-type="string" calcext:value-type="string">
            <text:p>Disparity (192x192)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25204769" calcext:value-type="float">
            <text:p>25204769</text:p>
          </table:table-cell>
          <table:table-cell table:style-name="ce3" office:value-type="float" office:value="25427057" calcext:value-type="float">
            <text:p>25427057</text:p>
          </table:table-cell>
          <table:table-cell table:style-name="ce20" table:formula="of:=[.E54]/[.D54]" office:value-type="float" office:value="1.00881928336657" calcext:value-type="float">
            <text:p>1.009</text:p>
          </table:table-cell>
          <table:table-cell table:number-columns-repeated="78"/>
        </table:table-row>
        <table:table-row table:style-name="ro2" table:number-rows-repeated="1048521">
          <table:table-cell table:number-columns-repeated="84"/>
        </table:table-row>
        <table:table-row table:style-name="ro2">
          <table:table-cell table:number-columns-repeated="84"/>
        </table:table-row>
      </table:table>
      <table:table table:name="No compiler optimization - with MMU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2" table:number-columns-repeated="4" table:default-cell-style-name="Default"/>
        <table:table-column table:style-name="co17" table:default-cell-style-name="Default"/>
        <table:table-column table:style-name="co3" table:number-columns-repeated="45" table:default-cell-style-name="Default"/>
        <table:table-row table:style-name="ro1">
          <table:table-cell table:style-name="ce6" office:value-type="string" calcext:value-type="string">
            <text:p>Mälardalen bsort100</text:p>
          </table:table-cell>
          <table:table-cell table:style-name="ce7" table:number-columns-repeated="4"/>
          <table:table-cell table:style-name="ce15" table:number-columns-repeated="2"/>
          <table:table-cell table:style-name="ce6" office:value-type="string" calcext:value-type="string">
            <text:p>Mälardalen edn</text:p>
          </table:table-cell>
          <table:table-cell table:style-name="ce7" table:number-columns-repeated="4"/>
          <table:table-cell table:style-name="ce15" table:number-columns-repeated="2"/>
          <table:table-cell table:number-columns-repeated="5"/>
          <table:table-cell table:style-name="ce15" table:number-columns-repeated="45"/>
        </table:table-row>
        <table:table-row table:style-name="ro2">
          <table:table-cell table:style-name="ce7" table:number-columns-repeated="5"/>
          <table:table-cell table:style-name="ce15" table:number-columns-repeated="2"/>
          <table:table-cell table:style-name="ce7" table:number-columns-repeated="5"/>
          <table:table-cell table:style-name="ce15" table:number-columns-repeated="2"/>
          <table:table-cell table:number-columns-repeated="5"/>
          <table:table-cell table:style-name="ce15" table:number-columns-repeated="45"/>
        </table:table-row>
        <table:table-row table:style-name="ro2"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52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3" calcext:value-type="float">
            <text:p>233</text:p>
          </table:table-cell>
          <table:table-cell office:value-type="float" office:value="2333" calcext:value-type="float">
            <text:p>2333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edian (cycles)</text:p>
          </table:table-cell>
          <table:table-cell office:value-type="float" office:value="510097" calcext:value-type="float">
            <text:p>510097</text:p>
          </table:table-cell>
          <table:table-cell office:value-type="float" office:value="510113" calcext:value-type="float">
            <text:p>510113</text:p>
          </table:table-cell>
          <table:table-cell table:style-name="ce3" office:value-type="float" office:value="510306.5" calcext:value-type="float">
            <text:p>510306.5</text:p>
          </table:table-cell>
          <table:table-cell table:style-name="ce3" office:value-type="float" office:value="510522" calcext:value-type="float">
            <text:p>510522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97343" calcext:value-type="float">
            <text:p>397343</text:p>
          </table:table-cell>
          <table:table-cell table:style-name="ce3" office:value-type="float" office:value="397467" calcext:value-type="float">
            <text:p>397467</text:p>
          </table:table-cell>
          <table:table-cell table:style-name="ce3" office:value-type="float" office:value="398737.5" calcext:value-type="float">
            <text:p>398737.5</text:p>
          </table:table-cell>
          <table:table-cell table:style-name="ce3" office:value-type="float" office:value="401018" calcext:value-type="float">
            <text:p>401018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8]/[.B6]" office:value-type="float" office:value="1.02938656765282" calcext:value-type="float">
            <text:p>1.03</text:p>
          </table:table-cell>
          <table:table-cell table:style-name="ce4" table:formula="of:=[.C8]/[.C6]" office:value-type="float" office:value="1.029718905419" calcext:value-type="float">
            <text:p>1.03</text:p>
          </table:table-cell>
          <table:table-cell table:style-name="ce4" table:formula="of:=[.D8]/[.D6]" office:value-type="float" office:value="1.02935588709922" calcext:value-type="float">
            <text:p>1.03</text:p>
          </table:table-cell>
          <table:table-cell table:style-name="ce4" table:formula="of:=[.E8]/[.E6]" office:value-type="float" office:value="1.02918777251519" calcext:value-type="float">
            <text:p>1.0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8]/[.I6]" office:value-type="float" office:value="1.00079024923051" calcext:value-type="float">
            <text:p>1.00</text:p>
          </table:table-cell>
          <table:table-cell table:style-name="ce4" table:formula="of:=[.J8]/[.J6]" office:value-type="float" office:value="1.00079000269205" calcext:value-type="float">
            <text:p>1.00</text:p>
          </table:table-cell>
          <table:table-cell table:style-name="ce4" table:formula="of:=[.K8]/[.K6]" office:value-type="float" office:value="1.00444778833192" calcext:value-type="float">
            <text:p>1.00</text:p>
          </table:table-cell>
          <table:table-cell table:style-name="ce4" table:formula="of:=[.L8]/[.L6]" office:value-type="float" office:value="1.01558284166796" calcext:value-type="float">
            <text:p>1.0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WCET</text:p>
          </table:table-cell>
          <table:table-cell office:value-type="float" office:value="525087" calcext:value-type="float">
            <text:p>525087</text:p>
          </table:table-cell>
          <table:table-cell office:value-type="float" office:value="525273" calcext:value-type="float">
            <text:p>525273</text:p>
          </table:table-cell>
          <table:table-cell table:style-name="ce3" office:value-type="float" office:value="525287" calcext:value-type="float">
            <text:p>525287</text:p>
          </table:table-cell>
          <table:table-cell table:style-name="ce3" office:value-type="float" office:value="525423" calcext:value-type="float">
            <text:p>525423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97657" calcext:value-type="float">
            <text:p>397657</text:p>
          </table:table-cell>
          <table:table-cell table:style-name="ce3" office:value-type="float" office:value="397781" calcext:value-type="float">
            <text:p>397781</text:p>
          </table:table-cell>
          <table:table-cell table:style-name="ce3" office:value-type="float" office:value="400511" calcext:value-type="float">
            <text:p>400511</text:p>
          </table:table-cell>
          <table:table-cell table:style-name="ce3" office:value-type="float" office:value="407267" calcext:value-type="float">
            <text:p>407267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8]/[.$B8]" office:value-type="float" office:value="1" calcext:value-type="float">
            <text:p>1.00</text:p>
          </table:table-cell>
          <table:table-cell table:style-name="ce5" table:formula="of:=[.C8]/[.$B8]" office:value-type="float" office:value="1.00035422701381" calcext:value-type="float">
            <text:p>1.00</text:p>
          </table:table-cell>
          <table:table-cell table:style-name="ce5" table:formula="of:=[.D8]/[.$B8]" office:value-type="float" office:value="1.00038088926216" calcext:value-type="float">
            <text:p>1.00</text:p>
          </table:table-cell>
          <table:table-cell table:style-name="ce5" table:formula="of:=[.E8]/[.$B8]" office:value-type="float" office:value="1.00063989396043" calcext:value-type="float">
            <text:p>1.0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8]/[.$I8]" office:value-type="float" office:value="1" calcext:value-type="float">
            <text:p>1.00</text:p>
          </table:table-cell>
          <table:table-cell table:style-name="ce5" table:formula="of:=[.J8]/[.$I8]" office:value-type="float" office:value="1.00031182652386" calcext:value-type="float">
            <text:p>1.00</text:p>
          </table:table-cell>
          <table:table-cell table:style-name="ce5" table:formula="of:=[.K8]/[.$I8]" office:value-type="float" office:value="1.00717703950892" calcext:value-type="float">
            <text:p>1.01</text:p>
          </table:table-cell>
          <table:table-cell table:style-name="ce5" table:formula="of:=[.L8]/[.$I8]" office:value-type="float" office:value="1.02416655559942" calcext:value-type="float">
            <text:p>1.02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52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2555" calcext:value-type="float">
            <text:p>2555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edian (cycles)</text:p>
          </table:table-cell>
          <table:table-cell office:value-type="float" office:value="510097" calcext:value-type="float">
            <text:p>510097</text:p>
          </table:table-cell>
          <table:table-cell office:value-type="float" office:value="509898.5" calcext:value-type="float">
            <text:p>509898.5</text:p>
          </table:table-cell>
          <table:table-cell table:style-name="ce3" office:value-type="float" office:value="509754" calcext:value-type="float">
            <text:p>509754</text:p>
          </table:table-cell>
          <table:table-cell table:style-name="ce3" office:value-type="float" office:value="509718.5" calcext:value-type="float">
            <text:p>509718.5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97343" calcext:value-type="float">
            <text:p>397343</text:p>
          </table:table-cell>
          <table:table-cell table:style-name="ce3" office:value-type="float" office:value="398141" calcext:value-type="float">
            <text:p>398141</text:p>
          </table:table-cell>
          <table:table-cell table:style-name="ce3" office:value-type="float" office:value="398645.5" calcext:value-type="float">
            <text:p>398645.5</text:p>
          </table:table-cell>
          <table:table-cell table:style-name="ce3" office:value-type="float" office:value="399783" calcext:value-type="float">
            <text:p>399783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16]/[.B14]" office:value-type="float" office:value="1.02938656765282" calcext:value-type="float">
            <text:p>1.03</text:p>
          </table:table-cell>
          <table:table-cell table:style-name="ce4" table:formula="of:=[.C16]/[.C14]" office:value-type="float" office:value="1.02903224857496" calcext:value-type="float">
            <text:p>1.03</text:p>
          </table:table-cell>
          <table:table-cell table:style-name="ce4" table:formula="of:=[.D16]/[.D14]" office:value-type="float" office:value="1.02927686688089" calcext:value-type="float">
            <text:p>1.03</text:p>
          </table:table-cell>
          <table:table-cell table:style-name="ce4" table:formula="of:=[.E16]/[.E14]" office:value-type="float" office:value="1.02969384081606" calcext:value-type="float">
            <text:p>1.0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16]/[.I14]" office:value-type="float" office:value="1.00079024923051" calcext:value-type="float">
            <text:p>1.00</text:p>
          </table:table-cell>
          <table:table-cell table:style-name="ce4" table:formula="of:=[.J16]/[.J14]" office:value-type="float" office:value="1.00102727425711" calcext:value-type="float">
            <text:p>1.00</text:p>
          </table:table-cell>
          <table:table-cell table:style-name="ce4" table:formula="of:=[.K16]/[.K14]" office:value-type="float" office:value="1.00119028058764" calcext:value-type="float">
            <text:p>1.00</text:p>
          </table:table-cell>
          <table:table-cell table:style-name="ce4" table:formula="of:=[.L16]/[.L14]" office:value-type="float" office:value="1.00393963725321" calcext:value-type="float">
            <text:p>1.00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WCET</text:p>
          </table:table-cell>
          <table:table-cell office:value-type="float" office:value="525087" calcext:value-type="float">
            <text:p>525087</text:p>
          </table:table-cell>
          <table:table-cell office:value-type="float" office:value="524702" calcext:value-type="float">
            <text:p>524702</text:p>
          </table:table-cell>
          <table:table-cell table:style-name="ce3" office:value-type="float" office:value="524678" calcext:value-type="float">
            <text:p>524678</text:p>
          </table:table-cell>
          <table:table-cell table:style-name="ce3" office:value-type="float" office:value="524854" calcext:value-type="float">
            <text:p>524854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97657" calcext:value-type="float">
            <text:p>397657</text:p>
          </table:table-cell>
          <table:table-cell table:style-name="ce3" office:value-type="float" office:value="398550" calcext:value-type="float">
            <text:p>398550</text:p>
          </table:table-cell>
          <table:table-cell table:style-name="ce3" office:value-type="float" office:value="399120" calcext:value-type="float">
            <text:p>399120</text:p>
          </table:table-cell>
          <table:table-cell table:style-name="ce3" office:value-type="float" office:value="401358" calcext:value-type="float">
            <text:p>401358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16]/[.$B16]" office:value-type="float" office:value="1" calcext:value-type="float">
            <text:p>1.00</text:p>
          </table:table-cell>
          <table:table-cell table:style-name="ce5" table:formula="of:=[.C16]/[.$B16]" office:value-type="float" office:value="0.999266788170341" calcext:value-type="float">
            <text:p>1.00</text:p>
          </table:table-cell>
          <table:table-cell table:style-name="ce5" table:formula="of:=[.D16]/[.$B16]" office:value-type="float" office:value="0.999221081458882" calcext:value-type="float">
            <text:p>1.00</text:p>
          </table:table-cell>
          <table:table-cell table:style-name="ce5" table:formula="of:=[.E16]/[.$B16]" office:value-type="float" office:value="0.999556264009583" calcext:value-type="float">
            <text:p>1.0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16]/[.$I16]" office:value-type="float" office:value="1" calcext:value-type="float">
            <text:p>1.00</text:p>
          </table:table-cell>
          <table:table-cell table:style-name="ce5" table:formula="of:=[.J16]/[.$I16]" office:value-type="float" office:value="1.00224565391782" calcext:value-type="float">
            <text:p>1.00</text:p>
          </table:table-cell>
          <table:table-cell table:style-name="ce5" table:formula="of:=[.K16]/[.$I16]" office:value-type="float" office:value="1.00367905003558" calcext:value-type="float">
            <text:p>1.00</text:p>
          </table:table-cell>
          <table:table-cell table:style-name="ce5" table:formula="of:=[.L16]/[.$I16]" office:value-type="float" office:value="1.00930701584531" calcext:value-type="float">
            <text:p>1.01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52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44" calcext:value-type="float">
            <text:p>244</text:p>
          </table:table-cell>
          <table:table-cell office:value-type="float" office:value="2444" calcext:value-type="float">
            <text:p>2444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edian (cycles)</text:p>
          </table:table-cell>
          <table:table-cell office:value-type="float" office:value="510097" calcext:value-type="float">
            <text:p>510097</text:p>
          </table:table-cell>
          <table:table-cell office:value-type="float" office:value="510683" calcext:value-type="float">
            <text:p>510683</text:p>
          </table:table-cell>
          <table:table-cell table:style-name="ce3" office:value-type="float" office:value="510848" calcext:value-type="float">
            <text:p>510848</text:p>
          </table:table-cell>
          <table:table-cell table:style-name="ce3" office:value-type="float" office:value="510794" calcext:value-type="float">
            <text:p>510794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97343" calcext:value-type="float">
            <text:p>397343</text:p>
          </table:table-cell>
          <table:table-cell table:style-name="ce3" office:value-type="float" office:value="399362" calcext:value-type="float">
            <text:p>399362</text:p>
          </table:table-cell>
          <table:table-cell table:style-name="ce3" office:value-type="float" office:value="401227" calcext:value-type="float">
            <text:p>401227</text:p>
          </table:table-cell>
          <table:table-cell table:style-name="ce3" office:value-type="float" office:value="404045" calcext:value-type="float">
            <text:p>404045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24]/[.B22]" office:value-type="float" office:value="1.02938656765282" calcext:value-type="float">
            <text:p>1.03</text:p>
          </table:table-cell>
          <table:table-cell table:style-name="ce4" table:formula="of:=[.C24]/[.C22]" office:value-type="float" office:value="1.0295682448799" calcext:value-type="float">
            <text:p>1.03</text:p>
          </table:table-cell>
          <table:table-cell table:style-name="ce4" table:formula="of:=[.D24]/[.D22]" office:value-type="float" office:value="1.03084283387622" calcext:value-type="float">
            <text:p>1.03</text:p>
          </table:table-cell>
          <table:table-cell table:style-name="ce4" table:formula="of:=[.E24]/[.E22]" office:value-type="float" office:value="1.02980653649025" calcext:value-type="float">
            <text:p>1.0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24]/[.I22]" office:value-type="float" office:value="1.00079024923051" calcext:value-type="float">
            <text:p>1.00</text:p>
          </table:table-cell>
          <table:table-cell table:style-name="ce4" table:formula="of:=[.J24]/[.J22]" office:value-type="float" office:value="1.00580175379731" calcext:value-type="float">
            <text:p>1.01</text:p>
          </table:table-cell>
          <table:table-cell table:style-name="ce4" table:formula="of:=[.K24]/[.K22]" office:value-type="float" office:value="1.01054016803455" calcext:value-type="float">
            <text:p>1.01</text:p>
          </table:table-cell>
          <table:table-cell table:style-name="ce4" table:formula="of:=[.L24]/[.L22]" office:value-type="float" office:value="1.00902869729857" calcext:value-type="float">
            <text:p>1.01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WCET</text:p>
          </table:table-cell>
          <table:table-cell office:value-type="float" office:value="525087" calcext:value-type="float">
            <text:p>525087</text:p>
          </table:table-cell>
          <table:table-cell office:value-type="float" office:value="525783" calcext:value-type="float">
            <text:p>525783</text:p>
          </table:table-cell>
          <table:table-cell table:style-name="ce3" office:value-type="float" office:value="526604" calcext:value-type="float">
            <text:p>526604</text:p>
          </table:table-cell>
          <table:table-cell table:style-name="ce3" office:value-type="float" office:value="526019" calcext:value-type="float">
            <text:p>526019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97657" calcext:value-type="float">
            <text:p>397657</text:p>
          </table:table-cell>
          <table:table-cell table:style-name="ce3" office:value-type="float" office:value="401679" calcext:value-type="float">
            <text:p>401679</text:p>
          </table:table-cell>
          <table:table-cell table:style-name="ce3" office:value-type="float" office:value="405456" calcext:value-type="float">
            <text:p>405456</text:p>
          </table:table-cell>
          <table:table-cell table:style-name="ce3" office:value-type="float" office:value="407693" calcext:value-type="float">
            <text:p>407693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24]/[.$B24]" office:value-type="float" office:value="1" calcext:value-type="float">
            <text:p>1.00</text:p>
          </table:table-cell>
          <table:table-cell table:style-name="ce5" table:formula="of:=[.C24]/[.$B24]" office:value-type="float" office:value="1.00132549463232" calcext:value-type="float">
            <text:p>1.00</text:p>
          </table:table-cell>
          <table:table-cell table:style-name="ce5" table:formula="of:=[.D24]/[.$B24]" office:value-type="float" office:value="1.00288904505349" calcext:value-type="float">
            <text:p>1.00</text:p>
          </table:table-cell>
          <table:table-cell table:style-name="ce5" table:formula="of:=[.E24]/[.$B24]" office:value-type="float" office:value="1.00177494396167" calcext:value-type="float">
            <text:p>1.0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24]/[.$I24]" office:value-type="float" office:value="1" calcext:value-type="float">
            <text:p>1.00</text:p>
          </table:table-cell>
          <table:table-cell table:style-name="ce5" table:formula="of:=[.J24]/[.$I24]" office:value-type="float" office:value="1.01011424418532" calcext:value-type="float">
            <text:p>1.01</text:p>
          </table:table-cell>
          <table:table-cell table:style-name="ce5" table:formula="of:=[.K24]/[.$I24]" office:value-type="float" office:value="1.019612379513" calcext:value-type="float">
            <text:p>1.02</text:p>
          </table:table-cell>
          <table:table-cell table:style-name="ce5" table:formula="of:=[.L24]/[.$I24]" office:value-type="float" office:value="1.0252378305927" calcext:value-type="float">
            <text:p>1.03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2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52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2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office:value-type="string" calcext:value-type="string">
            <text:p>Benchmark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  <table:table-cell office:value-type="float" office:value="2666" calcext:value-type="float">
            <text:p>2666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Median (cycles)</text:p>
          </table:table-cell>
          <table:table-cell office:value-type="float" office:value="510097" calcext:value-type="float">
            <text:p>510097</text:p>
          </table:table-cell>
          <table:table-cell office:value-type="float" office:value="510144" calcext:value-type="float">
            <text:p>510144</text:p>
          </table:table-cell>
          <table:table-cell table:style-name="ce3" office:value-type="float" office:value="510125" calcext:value-type="float">
            <text:p>510125</text:p>
          </table:table-cell>
          <table:table-cell table:style-name="ce3" office:value-type="float" office:value="510456" calcext:value-type="float">
            <text:p>510456</text:p>
          </table:table-cell>
          <table:table-cell table:number-columns-repeated="2"/>
          <table:table-cell office:value-type="string" calcext:value-type="string">
            <text:p>Median (cycles)</text:p>
          </table:table-cell>
          <table:table-cell table:style-name="ce3" office:value-type="float" office:value="397343" calcext:value-type="float">
            <text:p>397343</text:p>
          </table:table-cell>
          <table:table-cell table:style-name="ce3" office:value-type="float" office:value="399783" calcext:value-type="float">
            <text:p>399783</text:p>
          </table:table-cell>
          <table:table-cell table:style-name="ce3" office:value-type="float" office:value="403407.5" calcext:value-type="float">
            <text:p>403407.5</text:p>
          </table:table-cell>
          <table:table-cell table:style-name="ce3" office:value-type="float" office:value="405742.5" calcext:value-type="float">
            <text:p>405742.5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32]/[.B30]" office:value-type="float" office:value="1.02938656765282" calcext:value-type="float">
            <text:p>1.03</text:p>
          </table:table-cell>
          <table:table-cell table:style-name="ce4" table:formula="of:=[.C32]/[.C30]" office:value-type="float" office:value="1.02949559340108" calcext:value-type="float">
            <text:p>1.03</text:p>
          </table:table-cell>
          <table:table-cell table:style-name="ce4" table:formula="of:=[.D32]/[.D30]" office:value-type="float" office:value="1.03013379073756" calcext:value-type="float">
            <text:p>1.03</text:p>
          </table:table-cell>
          <table:table-cell table:style-name="ce4" table:formula="of:=[.E32]/[.E30]" office:value-type="float" office:value="1.02946385192847" calcext:value-type="float">
            <text:p>1.03</text:p>
          </table:table-cell>
          <table:table-cell table:number-columns-repeated="2"/>
          <table:table-cell table:style-name="ce2" office:value-type="string" calcext:value-type="string">
            <text:p>times x = WCET</text:p>
          </table:table-cell>
          <table:table-cell table:style-name="ce4" table:formula="of:=[.I32]/[.I30]" office:value-type="float" office:value="1.00079024923051" calcext:value-type="float">
            <text:p>1.00</text:p>
          </table:table-cell>
          <table:table-cell table:style-name="ce4" table:formula="of:=[.J32]/[.J30]" office:value-type="float" office:value="1.00999292115973" calcext:value-type="float">
            <text:p>1.01</text:p>
          </table:table-cell>
          <table:table-cell table:style-name="ce4" table:formula="of:=[.K32]/[.K30]" office:value-type="float" office:value="1.01990914893749" calcext:value-type="float">
            <text:p>1.02</text:p>
          </table:table-cell>
          <table:table-cell table:style-name="ce4" table:formula="of:=[.L32]/[.L30]" office:value-type="float" office:value="1.01600152806275" calcext:value-type="float">
            <text:p>1.02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WCET</text:p>
          </table:table-cell>
          <table:table-cell office:value-type="float" office:value="525087" calcext:value-type="float">
            <text:p>525087</text:p>
          </table:table-cell>
          <table:table-cell office:value-type="float" office:value="525191" calcext:value-type="float">
            <text:p>525191</text:p>
          </table:table-cell>
          <table:table-cell table:style-name="ce3" office:value-type="float" office:value="525497" calcext:value-type="float">
            <text:p>525497</text:p>
          </table:table-cell>
          <table:table-cell table:style-name="ce3" office:value-type="float" office:value="525496" calcext:value-type="float">
            <text:p>525496</text:p>
          </table:table-cell>
          <table:table-cell table:number-columns-repeated="2"/>
          <table:table-cell office:value-type="string" calcext:value-type="string">
            <text:p>WCET</text:p>
          </table:table-cell>
          <table:table-cell table:style-name="ce3" office:value-type="float" office:value="397657" calcext:value-type="float">
            <text:p>397657</text:p>
          </table:table-cell>
          <table:table-cell table:style-name="ce3" office:value-type="float" office:value="403778" calcext:value-type="float">
            <text:p>403778</text:p>
          </table:table-cell>
          <table:table-cell table:style-name="ce3" office:value-type="float" office:value="411439" calcext:value-type="float">
            <text:p>411439</text:p>
          </table:table-cell>
          <table:table-cell table:style-name="ce3" office:value-type="float" office:value="412235" calcext:value-type="float">
            <text:p>412235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32]/[.$B32]" office:value-type="float" office:value="1" calcext:value-type="float">
            <text:p>1.00</text:p>
          </table:table-cell>
          <table:table-cell table:style-name="ce5" table:formula="of:=[.C32]/[.$B32]" office:value-type="float" office:value="1.00019806241632" calcext:value-type="float">
            <text:p>1.00</text:p>
          </table:table-cell>
          <table:table-cell table:style-name="ce5" table:formula="of:=[.D32]/[.$B32]" office:value-type="float" office:value="1.00078082298743" calcext:value-type="float">
            <text:p>1.00</text:p>
          </table:table-cell>
          <table:table-cell table:style-name="ce5" table:formula="of:=[.E32]/[.$B32]" office:value-type="float" office:value="1.00077891854112" calcext:value-type="float">
            <text:p>1.00</text:p>
          </table:table-cell>
          <table:table-cell table:number-columns-repeated="2"/>
          <table:table-cell office:value-type="string" calcext:value-type="string">
            <text:p>Slowdown factor</text:p>
          </table:table-cell>
          <table:table-cell table:style-name="ce5" table:formula="of:=[.I32]/[.$I32]" office:value-type="float" office:value="1" calcext:value-type="float">
            <text:p>1.00</text:p>
          </table:table-cell>
          <table:table-cell table:style-name="ce5" table:formula="of:=[.J32]/[.$I32]" office:value-type="float" office:value="1.01539266252072" calcext:value-type="float">
            <text:p>1.02</text:p>
          </table:table-cell>
          <table:table-cell table:style-name="ce5" table:formula="of:=[.K32]/[.$I32]" office:value-type="float" office:value="1.03465800928941" calcext:value-type="float">
            <text:p>1.03</text:p>
          </table:table-cell>
          <table:table-cell table:style-name="ce5" table:formula="of:=[.L32]/[.$I32]" office:value-type="float" office:value="1.03665973439421" calcext:value-type="float">
            <text:p>1.04</text:p>
          </table:table-cell>
          <table:table-cell table:number-columns-repeated="52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6" office:value-type="string" calcext:value-type="string">
            <text:p>Benchmarks on single core</text:p>
          </table:table-cell>
          <table:table-cell table:style-name="Default" table:number-columns-repeated="2"/>
          <table:table-cell table:number-columns-repeated="61"/>
        </table:table-row>
        <table:table-row table:style-name="ro2">
          <table:table-cell table:style-name="ce8"/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WCET</text:p>
          </table:table-cell>
          <table:table-cell table:style-name="ce8" office:value-type="string" calcext:value-type="string">
            <text:p>times x = WCE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älardalen bsort100</text:p>
          </table:table-cell>
          <table:table-cell office:value-type="float" office:value="510097" calcext:value-type="float">
            <text:p>510097</text:p>
          </table:table-cell>
          <table:table-cell office:value-type="float" office:value="525087" calcext:value-type="float">
            <text:p>525087</text:p>
          </table:table-cell>
          <table:table-cell table:style-name="ce5" table:formula="of:=[.C39]/[.B39]" office:value-type="float" office:value="1.02938656765282" calcext:value-type="float">
            <text:p>1.03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älardalen edn</text:p>
          </table:table-cell>
          <table:table-cell office:value-type="float" office:value="397343" calcext:value-type="float">
            <text:p>397343</text:p>
          </table:table-cell>
          <table:table-cell office:value-type="float" office:value="397657" calcext:value-type="float">
            <text:p>397657</text:p>
          </table:table-cell>
          <table:table-cell table:style-name="ce5" table:formula="of:=[.C40]/[.B40]" office:value-type="float" office:value="1.00079024923051" calcext:value-type="float">
            <text:p>1.0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ear array access</text:p>
          </table:table-cell>
          <table:table-cell office:value-type="float" office:value="8567084" calcext:value-type="float">
            <text:p>8567084</text:p>
          </table:table-cell>
          <table:table-cell office:value-type="float" office:value="8571303" calcext:value-type="float">
            <text:p>8571303</text:p>
          </table:table-cell>
          <table:table-cell table:style-name="ce5" table:formula="of:=[.C41]/[.B41]" office:value-type="float" office:value="1.00049246628141" calcext:value-type="float">
            <text:p>1.0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inear array write</text:p>
          </table:table-cell>
          <table:table-cell office:value-type="float" office:value="12115369.5" calcext:value-type="float">
            <text:p>12115369.5</text:p>
          </table:table-cell>
          <table:table-cell office:value-type="float" office:value="12229351" calcext:value-type="float">
            <text:p>12229351</text:p>
          </table:table-cell>
          <table:table-cell table:style-name="ce5" table:formula="of:=[.C42]/[.B42]" office:value-type="float" office:value="1.00940800856301" calcext:value-type="float">
            <text:p>1.0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andom array access</text:p>
          </table:table-cell>
          <table:table-cell office:value-type="float" office:value="39184111" calcext:value-type="float">
            <text:p>39184111</text:p>
          </table:table-cell>
          <table:table-cell office:value-type="float" office:value="39201480" calcext:value-type="float">
            <text:p>39201480</text:p>
          </table:table-cell>
          <table:table-cell table:style-name="ce5" table:formula="of:=[.C43]/[.B43]" office:value-type="float" office:value="1.00044326640459" calcext:value-type="float">
            <text:p>1.00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andom array write</text:p>
          </table:table-cell>
          <table:table-cell office:value-type="float" office:value="15220952" calcext:value-type="float">
            <text:p>15220952</text:p>
          </table:table-cell>
          <table:table-cell office:value-type="float" office:value="15231172" calcext:value-type="float">
            <text:p>15231172</text:p>
          </table:table-cell>
          <table:table-cell table:style-name="ce5" table:formula="of:=[.C44]/[.B44]" office:value-type="float" office:value="1.00067144289004" calcext:value-type="float">
            <text:p>1.00</text:p>
          </table:table-cell>
          <table:table-cell table:number-columns-repeated="60"/>
        </table:table-row>
      </table:table>
      <table:table table:name="With compiler optimization - with MMU with screen" table:style-name="ta1">
        <table:table-column table:style-name="co23" table:default-cell-style-name="Default"/>
        <table:table-column table:style-name="co24" table:number-columns-repeated="2" table:default-cell-style-name="ce7"/>
        <table:table-row table:style-name="ro1">
          <table:table-cell table:style-name="ce6" office:value-type="string" calcext:value-type="string">
            <text:p>Linear array read</text:p>
          </table:table-cell>
          <table:table-cell table:number-columns-repeated="2"/>
        </table:table-row>
        <table:table-row table:style-name="ro2">
          <table:table-cell table:style-name="ce7"/>
          <table:table-cell table:number-columns-repeated="2"/>
        </table:table-row>
        <table:table-row table:style-name="ro2"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</table:table-row>
        <table:table-row table:style-name="ro2"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44" calcext:value-type="float">
            <text:p>3344</text:p>
          </table:table-cell>
        </table:table-row>
        <table:table-row table:style-name="ro2">
          <table:table-cell office:value-type="string" calcext:value-type="string">
            <text:p>Median (cycles)</text:p>
          </table:table-cell>
          <table:table-cell table:style-name="ce3" office:value-type="float" office:value="10168383" calcext:value-type="float">
            <text:p>10168383</text:p>
          </table:table-cell>
          <table:table-cell table:style-name="ce3" office:value-type="float" office:value="46027333" calcext:value-type="float">
            <text:p>46027333</text:p>
          </table:table-cell>
        </table:table-row>
        <table:table-row table:style-name="ro2">
          <table:table-cell table:style-name="ce2" office:value-type="string" calcext:value-type="string">
            <text:p>times x = WCET</text:p>
          </table:table-cell>
          <table:table-cell table:style-name="ce4" table:formula="of:=[.B8]/[.B6]" office:value-type="float" office:value="1.00180707197988" calcext:value-type="float">
            <text:p>1.00</text:p>
          </table:table-cell>
          <table:table-cell table:style-name="ce4" table:formula="of:=[.C8]/[.C6]" office:value-type="float" office:value="1.27958641444639" calcext:value-type="float">
            <text:p>1.28</text:p>
          </table:table-cell>
        </table:table-row>
        <table:table-row table:style-name="ro2">
          <table:table-cell office:value-type="string" calcext:value-type="string">
            <text:p>WCET</text:p>
          </table:table-cell>
          <table:table-cell table:style-name="ce3" office:value-type="float" office:value="10186758" calcext:value-type="float">
            <text:p>10186758</text:p>
          </table:table-cell>
          <table:table-cell table:style-name="ce3" office:value-type="float" office:value="58895950" calcext:value-type="float">
            <text:p>58895950</text:p>
          </table:table-cell>
        </table:table-row>
        <table:table-row table:style-name="ro2">
          <table:table-cell office:value-type="string" calcext:value-type="string">
            <text:p>Slowdown factor</text:p>
          </table:table-cell>
          <table:table-cell table:style-name="ce5" table:formula="of:=[.B8]/[.$B8]" office:value-type="float" office:value="1" calcext:value-type="float">
            <text:p>1.00</text:p>
          </table:table-cell>
          <table:table-cell table:style-name="ce5" table:formula="of:=[.C8]/[.$B8]" office:value-type="float" office:value="5.78161864648203" calcext:value-type="float">
            <text:p>5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, Monaco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1:28:56.195379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2:09:58.285272266</meta:creation-date>
    <dc:date>2020-06-12T14:39:49.760040529</dc:date>
    <meta:editing-duration>P1DT17H40M10S</meta:editing-duration>
    <meta:editing-cycles>97</meta:editing-cycles>
    <meta:generator>LibreOffice/6.4.4.2$Linux_X86_64 LibreOffice_project/40$Build-2</meta:generator>
    <meta:document-statistic meta:table-count="3" meta:cell-count="1957" meta:object-count="0"/>
  </office:meta>
</office:document-meta>
</file>